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115cm" fo:min-width="0.043cm" fo:padding-top="0.151cm" fo:padding-bottom="0.151cm" fo:padding-left="0.276cm" fo:padding-right="0.276cm" fo:wrap-option="wrap" draw:shadow="hidden" draw:shadow-offset-x="0cm" draw:shadow-offset-y="0cm" draw:shadow-color="#729fcf"/>
    </style:style>
    <style:style style:name="gr1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2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2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116cm" fo:min-width="0.043cm" fo:padding-top="0.151cm" fo:padding-bottom="0.151cm" fo:padding-left="0.276cm" fo:padding-right="0.276cm" fo:wrap-option="wrap" draw:shadow="hidden" draw:shadow-offset-x="0cm" draw:shadow-offset-y="0cm" draw:shadow-color="#729fcf"/>
    </style:style>
    <style:style style:name="gr4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4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4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4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116cm" fo:min-width="0.043cm" fo:padding-top="0.151cm" fo:padding-bottom="0.151cm" fo:padding-left="0.276cm" fo:padding-right="0.276cm" fo:wrap-option="wrap" draw:shadow="hidden" draw:shadow-offset-x="0cm" draw:shadow-offset-y="0cm" draw:shadow-color="#729fcf"/>
    </style:style>
    <style:style style:name="gr6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6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6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6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6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67"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101cm" fo:min-width="0.416cm" fo:padding-top="0.151cm" fo:padding-bottom="0.151cm" fo:padding-left="0.276cm" fo:padding-right="0.276cm" fo:wrap-option="wrap" draw:shadow="hidden" draw:shadow-offset-x="0cm" draw:shadow-offset-y="0cm" draw:shadow-color="#729fcf"/>
    </style:style>
    <style:style style:name="gr68"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335cm" fo:padding-top="0.151cm" fo:padding-bottom="0.151cm" fo:padding-left="0.276cm" fo:padding-right="0.276cm" fo:wrap-option="wrap" draw:shadow="hidden" draw:shadow-offset-x="0cm" draw:shadow-offset-y="0cm" draw:shadow-color="#729fcf"/>
    </style:style>
    <style:style style:name="gr6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7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3465a4"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7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3465a4"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72" style:family="graphic" style:parent-style-name="standard" style:list-style-name="L2">
      <style:graphic-properties draw:stroke="solid" svg:stroke-width="0.053cm" svg:stroke-color="#ffffff" draw:marker-start="Linienspitzen_20_2" draw:marker-start-width="0.177cm" draw:marker-start-center="false" draw:marker-end="Linienspitzen_20_2" draw:marker-end-width="0.177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7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3465a4"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7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3465a4"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7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7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7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7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7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8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8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8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8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8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8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8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8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8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8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9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9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9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9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9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9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9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9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9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9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0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0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0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03" style:family="graphic" style:parent-style-name="standard" style:list-style-name="L2">
      <style:graphic-properties draw:stroke="solid" svg:stroke-width="0.053cm" svg:stroke-color="#3465a4" draw:marker-start="" draw:marker-start-width="0.227cm" draw:marker-start-center="false" draw:marker-end="" draw:marker-end-width="0.227cm" draw:marker-end-center="false" draw:stroke-linejoin="round" svg:stroke-linecap="round" draw:fill="solid" draw:fill-color="#3465a4" draw:textarea-horizontal-align="justify" draw:textarea-vertical-align="middle" draw:auto-grow-height="false" draw:fit-to-size="false" style:shrink-to-fit="false" fo:min-height="0.308cm" fo:min-width="0.33cm" fo:padding-top="0.108cm" fo:padding-bottom="0.108cm" fo:padding-left="0.233cm" fo:padding-right="0.233cm" fo:wrap-option="wrap" draw:shadow="hidden" draw:shadow-offset-x="0cm" draw:shadow-offset-y="0cm" draw:shadow-color="#729fcf"/>
    </style:style>
    <style:style style:name="gr104"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05"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06"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07"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08"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09"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10"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11"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12"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13"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14"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15"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16"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17"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18"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75cm" fo:padding-top="0.151cm" fo:padding-bottom="0.151cm" fo:padding-left="0.276cm" fo:padding-right="0.276cm" fo:wrap-option="wrap" draw:shadow="hidden" draw:shadow-offset-x="0cm" draw:shadow-offset-y="0cm" draw:shadow-color="#729fcf"/>
    </style:style>
    <style:style style:name="gr119" style:family="graphic" style:parent-style-name="objectwithoutfill">
      <style:graphic-properties draw:fill="none" draw:textarea-vertical-align="middle"/>
    </style:style>
    <style:style style:name="gr120" style:family="graphic" style:parent-style-name="standard">
      <style:graphic-properties draw:fill="none" loext:fill-use-slide-background="false" draw:textarea-horizontal-align="justify" draw:textarea-vertical-align="middle" draw:auto-grow-height="false" fo:min-height="5.047cm" fo:min-width="4.797cm"/>
      <style:paragraph-properties style:writing-mode="lr-tb"/>
    </style:style>
    <style:style style:name="gr121" style:family="graphic" style:parent-style-name="standard">
      <style:graphic-properties svg:stroke-color="#ffffff" draw:fill="solid" draw:fill-color="#ffffff" draw:textarea-horizontal-align="justify" draw:textarea-vertical-align="middle" draw:auto-grow-height="false" fo:min-height="0.298cm" fo:min-width="2.423cm"/>
      <style:paragraph-properties style:writing-mode="lr-tb"/>
    </style:style>
    <style:style style:name="gr122" style:family="graphic" style:parent-style-name="standard">
      <style:graphic-properties svg:stroke-color="#ffffff" draw:fill="none" loext:fill-use-slide-background="false" draw:textarea-horizontal-align="justify" draw:textarea-vertical-align="middle" draw:auto-grow-height="false" fo:min-height="0cm" fo:min-width="0.413cm"/>
      <style:paragraph-properties style:writing-mode="lr-tb"/>
    </style:style>
    <style:style style:name="gr12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2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2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2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2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2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2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115cm" fo:min-width="0.043cm" fo:padding-top="0.151cm" fo:padding-bottom="0.151cm" fo:padding-left="0.276cm" fo:padding-right="0.276cm" fo:wrap-option="wrap" draw:shadow="hidden" draw:shadow-offset-x="0cm" draw:shadow-offset-y="0cm" draw:shadow-color="#729fcf"/>
    </style:style>
    <style:style style:name="gr14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4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4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4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4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4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4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4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4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4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116cm" fo:min-width="0.043cm" fo:padding-top="0.151cm" fo:padding-bottom="0.151cm" fo:padding-left="0.276cm" fo:padding-right="0.276cm" fo:wrap-option="wrap" draw:shadow="hidden" draw:shadow-offset-x="0cm" draw:shadow-offset-y="0cm" draw:shadow-color="#729fcf"/>
    </style:style>
    <style:style style:name="gr16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6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6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6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6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6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116cm" fo:min-width="0.043cm" fo:padding-top="0.151cm" fo:padding-bottom="0.151cm" fo:padding-left="0.276cm" fo:padding-right="0.276cm" fo:wrap-option="wrap" draw:shadow="hidden" draw:shadow-offset-x="0cm" draw:shadow-offset-y="0cm" draw:shadow-color="#729fcf"/>
    </style:style>
    <style:style style:name="gr18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8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8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8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8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89"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101cm" fo:min-width="0.416cm" fo:padding-top="0.151cm" fo:padding-bottom="0.151cm" fo:padding-left="0.276cm" fo:padding-right="0.276cm" fo:wrap-option="wrap" draw:shadow="hidden" draw:shadow-offset-x="0cm" draw:shadow-offset-y="0cm" draw:shadow-color="#729fcf"/>
    </style:style>
    <style:style style:name="gr190"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335cm" fo:padding-top="0.151cm" fo:padding-bottom="0.151cm" fo:padding-left="0.276cm" fo:padding-right="0.276cm" fo:wrap-option="wrap" draw:shadow="hidden" draw:shadow-offset-x="0cm" draw:shadow-offset-y="0cm" draw:shadow-color="#729fcf"/>
    </style:style>
    <style:style style:name="gr19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9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3465a4"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9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3465a4"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94" style:family="graphic" style:parent-style-name="standard" style:list-style-name="L2">
      <style:graphic-properties draw:stroke="solid" svg:stroke-width="0.053cm" svg:stroke-color="#ffffff" draw:marker-start="Linienspitzen_20_2" draw:marker-start-width="0.177cm" draw:marker-start-center="false" draw:marker-end="Linienspitzen_20_2" draw:marker-end-width="0.177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9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3465a4"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9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3465a4"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9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9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9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0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0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0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0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0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0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0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0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0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0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1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1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1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1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2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2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2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2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2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25" style:family="graphic" style:parent-style-name="standard" style:list-style-name="L2">
      <style:graphic-properties draw:stroke="solid" svg:stroke-width="0.053cm" svg:stroke-color="#3465a4" draw:marker-start="" draw:marker-start-width="0.227cm" draw:marker-start-center="false" draw:marker-end="" draw:marker-end-width="0.227cm" draw:marker-end-center="false" draw:stroke-linejoin="round" svg:stroke-linecap="round" draw:fill="solid" draw:fill-color="#3465a4" draw:textarea-horizontal-align="justify" draw:textarea-vertical-align="middle" draw:auto-grow-height="false" draw:fit-to-size="false" style:shrink-to-fit="false" fo:min-height="0.308cm" fo:min-width="0.33cm" fo:padding-top="0.108cm" fo:padding-bottom="0.108cm" fo:padding-left="0.233cm" fo:padding-right="0.233cm" fo:wrap-option="wrap" draw:shadow="hidden" draw:shadow-offset-x="0cm" draw:shadow-offset-y="0cm" draw:shadow-color="#729fcf"/>
    </style:style>
    <style:style style:name="gr226"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27"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28"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29"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30"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31"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32"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33"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34"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35"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36"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37"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38"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39"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40"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75cm" fo:padding-top="0.151cm" fo:padding-bottom="0.151cm" fo:padding-left="0.276cm" fo:padding-right="0.276cm" fo:wrap-option="wrap" draw:shadow="hidden" draw:shadow-offset-x="0cm" draw:shadow-offset-y="0cm" draw:shadow-color="#729fcf"/>
    </style:style>
    <style:style style:name="gr241"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259cm" fo:min-width="0.795cm" fo:padding-top="0.151cm" fo:padding-bottom="0.151cm" fo:padding-left="0.276cm" fo:padding-right="0.276cm" fo:wrap-option="wrap" draw:shadow="hidden" draw:shadow-offset-x="0cm" draw:shadow-offset-y="0cm" draw:shadow-color="#729fcf"/>
    </style:style>
    <style:style style:name="gr242"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683cm" fo:padding-top="0.151cm" fo:padding-bottom="0.151cm" fo:padding-left="0.276cm" fo:padding-right="0.276cm" fo:wrap-option="wrap" draw:shadow="hidden" draw:shadow-offset-x="0cm" draw:shadow-offset-y="0cm" draw:shadow-color="#729fcf"/>
    </style:style>
    <style:style style:name="gr24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035cm" fo:min-width="0cm" fo:padding-top="0.151cm" fo:padding-bottom="0.151cm" fo:padding-left="0.276cm" fo:padding-right="0.276cm" fo:wrap-option="wrap" draw:shadow="visible" draw:shadow-offset-x="0cm" draw:shadow-offset-y="0cm" draw:shadow-color="#729fcf"/>
    </style:style>
    <style:style style:name="gr244" style:family="graphic" style:parent-style-name="standard" style:list-style-name="L2">
      <style:graphic-properties draw:stroke="solid" svg:stroke-width="0.053cm" svg:stroke-color="#ffffff" draw:marker-start="" draw:marker-start-width="0.177cm" draw:marker-start-center="false" draw:marker-end="Linienspitzen_20_2" draw:marker-end-width="0.177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4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46" style:family="graphic" style:parent-style-name="standard" style:list-style-name="L2">
      <style:graphic-properties draw:stroke="solid" svg:stroke-width="0.053cm" svg:stroke-color="#ffffff" draw:marker-start="Linienspitzen_20_2" draw:marker-start-width="0.177cm" draw:marker-start-center="false" draw:marker-end="" draw:marker-end-width="0.177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47" style:family="graphic" style:parent-style-name="standard" style:list-style-name="L2">
      <style:graphic-properties draw:stroke="solid" svg:stroke-width="0.053cm" svg:stroke-color="#ffffff" draw:marker-start="Linienspitzen_20_2" draw:marker-start-width="0.177cm" draw:marker-start-center="false" draw:marker-end="" draw:marker-end-width="0.177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48" style:family="graphic" style:parent-style-name="standard" style:list-style-name="L2">
      <style:graphic-properties draw:stroke="solid" svg:stroke-width="0.053cm" svg:stroke-color="#ffffff" draw:marker-start="Linienspitzen_20_2" draw:marker-start-width="0.177cm" draw:marker-start-center="false" draw:marker-end="" draw:marker-end-width="0.177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4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5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5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5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5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5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5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5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5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5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5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6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6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6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6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6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6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6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6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6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6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7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7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7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8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8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8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8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9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9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9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9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9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9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9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9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29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9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0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0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0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0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0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0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0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0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0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0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1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1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1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1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1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1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1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1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1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1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2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2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2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2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2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2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2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2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28" style:family="graphic" style:parent-style-name="standard">
      <style:graphic-properties svg:stroke-color="#ffffff" draw:fill="none" loext:fill-use-slide-background="false" draw:textarea-horizontal-align="justify" draw:textarea-vertical-align="middle" draw:auto-grow-height="false" fo:min-height="0.481cm" fo:min-width="4.699cm"/>
      <style:paragraph-properties style:writing-mode="lr-tb"/>
    </style:style>
    <style:style style:name="gr329" style:family="graphic" style:parent-style-name="standard">
      <style:graphic-properties draw:fill="none" draw:fill-color="#729fcf" loext:fill-use-slide-background="false" draw:textarea-horizontal-align="justify" draw:textarea-vertical-align="middle" draw:auto-grow-height="false" fo:min-height="4.682cm" fo:min-width="3.884cm"/>
    </style:style>
    <style:style style:name="gr330"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12cm" fo:min-width="0.461cm" fo:padding-top="0.151cm" fo:padding-bottom="0.151cm" fo:padding-left="0.276cm" fo:padding-right="0.276cm" fo:wrap-option="wrap" draw:shadow="hidden" draw:shadow-offset-x="0cm" draw:shadow-offset-y="0cm" draw:shadow-color="#729fcf"/>
    </style:style>
    <style:style style:name="gr331"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377cm" fo:padding-top="0.151cm" fo:padding-bottom="0.151cm" fo:padding-left="0.276cm" fo:padding-right="0.276cm" fo:wrap-option="wrap" draw:shadow="hidden" draw:shadow-offset-x="0cm" draw:shadow-offset-y="0cm" draw:shadow-color="#729fcf"/>
    </style:style>
    <style:style style:name="gr33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333" style:family="graphic" style:parent-style-name="standard" style:list-style-name="L2">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34" style:family="graphic" style:parent-style-name="standard" style:list-style-name="L2">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3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3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3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3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3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4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4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4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4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4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4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46" style:family="graphic" style:parent-style-name="standard" style:list-style-name="L2">
      <style:graphic-properties draw:stroke="none" draw:stroke-dash="Dashed_20__28_var_29__20_4" svg:stroke-width="0.053cm" svg:stroke-color="#ffffff" draw:marker-start="" draw:marker-start-width="0.25cm" draw:marker-start-center="false" draw:marker-end="" draw:marker-end-width="0.25cm" draw:marker-end-center="false" draw:stroke-linejoin="round" svg:stroke-linecap="butt" draw:fill="solid" draw:fill-color="#ffffff" draw:opacity="100%" draw:textarea-horizontal-align="center" draw:textarea-vertical-align="middle" fo:padding-top="0.14cm" fo:padding-bottom="0.14cm" fo:padding-left="0.265cm" fo:padding-right="0.265cm" fo:wrap-option="wrap" draw:shadow="hidden" draw:shadow-offset-x="0.2cm" draw:shadow-offset-y="0.2cm" draw:shadow-color="#808080"/>
    </style:style>
    <style:style style:name="gr347" style:family="graphic" style:parent-style-name="standard" style:list-style-name="L2">
      <style:graphic-properties draw:stroke="solid" svg:stroke-width="0.053cm" svg:stroke-color="#ffffff" draw:marker-start="" draw:marker-start-width="0.252cm" draw:marker-start-center="false" draw:marker-end="" draw:marker-end-width="0.252cm" draw:marker-end-center="false" draw:fill="none" draw:fill-color="#ffffff" draw:textarea-horizontal-align="justify" draw:textarea-vertical-align="middle" draw:auto-grow-height="false" fo:min-height="0.086cm" fo:min-width="0cm" fo:padding-top="0.151cm" fo:padding-bottom="0.151cm" fo:padding-left="0.276cm" fo:padding-right="0.276cm" fo:wrap-option="wrap" draw:shadow="hidden" draw:shadow-offset-x="0.2cm" draw:shadow-offset-y="0.2cm" draw:shadow-color="#808080"/>
    </style:style>
    <style:style style:name="gr34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4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5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5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35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353" style:family="graphic" style:parent-style-name="standard" style:list-style-name="L2">
      <style:graphic-properties draw:stroke="solid" draw:stroke-dash="Dot"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354" style:family="graphic" style:parent-style-name="standard" style:list-style-name="L2">
      <style:graphic-properties draw:stroke="solid" draw:stroke-dash="Dot"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35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5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5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5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35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360" style:family="graphic" style:parent-style-name="standard">
      <style:graphic-properties svg:stroke-color="#ffffff" draw:fill="none" loext:fill-use-slide-background="false" draw:textarea-horizontal-align="justify" draw:textarea-vertical-align="middle" draw:auto-grow-height="false" fo:min-height="0.48cm" fo:min-width="1.324cm"/>
      <style:paragraph-properties style:writing-mode="lr-tb"/>
    </style:style>
    <style:style style:name="gr361"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121cm" fo:min-width="0.462cm" fo:padding-top="0.151cm" fo:padding-bottom="0.151cm" fo:padding-left="0.276cm" fo:padding-right="0.276cm" fo:wrap-option="wrap" draw:shadow="hidden" draw:shadow-offset-x="0cm" draw:shadow-offset-y="0cm" draw:shadow-color="#729fcf"/>
    </style:style>
    <style:style style:name="gr362"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376cm" fo:padding-top="0.151cm" fo:padding-bottom="0.151cm" fo:padding-left="0.276cm" fo:padding-right="0.276cm" fo:wrap-option="wrap" draw:shadow="hidden" draw:shadow-offset-x="0cm" draw:shadow-offset-y="0cm" draw:shadow-color="#729fcf"/>
    </style:style>
    <style:style style:name="gr36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364" style:family="graphic" style:parent-style-name="standard" style:list-style-name="L2">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65" style:family="graphic" style:parent-style-name="standard" style:list-style-name="L2">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6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6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6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6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7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7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7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7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374" style:family="graphic" style:parent-style-name="standard">
      <style:graphic-properties draw:fill="none" loext:fill-use-slide-background="false" draw:textarea-horizontal-align="justify" draw:textarea-vertical-align="middle" draw:auto-grow-height="false" fo:min-height="3.769cm" fo:min-width="3.884cm"/>
    </style:style>
    <style:style style:name="gr375"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76"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77"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78"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79"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80"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81"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82"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83"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84"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85"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86"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87"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88"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89"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90"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91"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92"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93"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94"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95"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96"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97"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98"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399"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00"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01"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02"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03"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04"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05"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06"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07"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08"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09"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10"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11"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12"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413"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14"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15"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16"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17"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18"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19"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20"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259cm" fo:min-width="0.796cm" fo:padding-top="0.151cm" fo:padding-bottom="0.151cm" fo:padding-left="0.276cm" fo:padding-right="0.276cm" fo:wrap-option="wrap" draw:shadow="hidden" draw:shadow-offset-x="0cm" draw:shadow-offset-y="0cm" draw:shadow-color="#729fcf"/>
    </style:style>
    <style:style style:name="gr421"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682cm" fo:padding-top="0.151cm" fo:padding-bottom="0.151cm" fo:padding-left="0.276cm" fo:padding-right="0.276cm" fo:wrap-option="wrap" draw:shadow="hidden" draw:shadow-offset-x="0cm" draw:shadow-offset-y="0cm" draw:shadow-color="#729fcf"/>
    </style:style>
    <style:style style:name="gr42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035cm" fo:min-width="0cm" fo:padding-top="0.151cm" fo:padding-bottom="0.151cm" fo:padding-left="0.276cm" fo:padding-right="0.276cm" fo:wrap-option="wrap" draw:shadow="visible" draw:shadow-offset-x="0cm" draw:shadow-offset-y="0cm" draw:shadow-color="#729fcf"/>
    </style:style>
    <style:style style:name="gr423" style:family="graphic" style:parent-style-name="standard" style:list-style-name="L2">
      <style:graphic-properties draw:stroke="solid" svg:stroke-width="0.053cm" svg:stroke-color="#ffffff" draw:marker-start="" draw:marker-start-width="0.177cm" draw:marker-start-center="false" draw:marker-end="Linienspitzen_20_2" draw:marker-end-width="0.177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42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25" style:family="graphic" style:parent-style-name="standard" style:list-style-name="L2">
      <style:graphic-properties draw:stroke="solid" svg:stroke-width="0.053cm" svg:stroke-color="#ffffff" draw:marker-start="Linienspitzen_20_2" draw:marker-start-width="0.177cm" draw:marker-start-center="false" draw:marker-end="" draw:marker-end-width="0.177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426" style:family="graphic" style:parent-style-name="standard" style:list-style-name="L2">
      <style:graphic-properties draw:stroke="solid" svg:stroke-width="0.053cm" svg:stroke-color="#ffffff" draw:marker-start="Linienspitzen_20_2" draw:marker-start-width="0.177cm" draw:marker-start-center="false" draw:marker-end="" draw:marker-end-width="0.177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427" style:family="graphic" style:parent-style-name="standard" style:list-style-name="L2">
      <style:graphic-properties draw:stroke="solid" svg:stroke-width="0.053cm" svg:stroke-color="#ffffff" draw:marker-start="Linienspitzen_20_2" draw:marker-start-width="0.177cm" draw:marker-start-center="false" draw:marker-end="" draw:marker-end-width="0.177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42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2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3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3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3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3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3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35" style:family="graphic" style:parent-style-name="standard" style:list-style-name="L2">
      <style:graphic-properties draw:stroke="solid" svg:stroke-width="0.081cm" svg:stroke-color="#3f51b5" draw:marker-start="" draw:marker-start-width="0.321cm" draw:marker-start-center="false" draw:marker-end="" draw:marker-end-width="0.321cm" draw:marker-end-center="false" draw:fill="solid" draw:fill-color="#c5cae9" draw:opacity="60%" draw:textarea-horizontal-align="justify" draw:textarea-vertical-align="middle" draw:auto-grow-height="false" fo:min-height="1.092cm" fo:min-width="1.807cm" fo:padding-top="0.165cm" fo:padding-bottom="0.165cm" fo:padding-left="0.29cm" fo:padding-right="0.29cm" fo:wrap-option="no-wrap" draw:shadow="visible" draw:shadow-offset-x="0.071cm" draw:shadow-offset-y="0.071cm" draw:shadow-color="#2196f3"/>
      <style:paragraph-properties style:writing-mode="lr-tb"/>
    </style:style>
    <style:style style:name="P1"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729fcf" draw:opacity="3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3465a4" draw:opacity="3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3465a4"/>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3465a4"/>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style:paragraph-properties fo:text-align="center"/>
      <style:text-properties fo:font-size="14pt" style:font-size-asian="14pt" style:font-size-complex="14pt"/>
    </style:style>
    <style:style style:name="P11" style:family="paragraph">
      <loext:graphic-properties draw:fill="solid" draw:fill-color="#ffffff"/>
      <style:paragraph-properties fo:text-align="center"/>
      <style:text-properties fo:font-size="14pt" style:font-size-asian="14pt" style:font-size-complex="14pt"/>
    </style:style>
    <style:style style:name="P12" style:family="paragraph">
      <loext:graphic-properties draw:fill="none"/>
      <style:paragraph-properties fo:text-align="center"/>
      <style:text-properties fo:font-size="14pt" style:font-size-asian="14pt" style:font-size-complex="14pt"/>
    </style:style>
    <style:style style:name="P13" style:family="paragraph">
      <loext:graphic-properties draw:fill="none" draw:fill-color="#729fcf"/>
      <style:paragraph-properties fo:text-align="center"/>
    </style:style>
    <style:style style:name="P14" style:family="paragraph">
      <loext:graphic-properties draw:fill="solid" draw:fill-color="#ffffff"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729fcf" draw:opacity="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9" style:family="paragraph">
      <loext:graphic-properties draw:fill="solid" draw:fill-color="#729fcf"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c5cae9" draw:opacity="6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g draw:name="desktop 1">
          <draw:g>
            <draw:rect draw:style-name="gr1" draw:text-style-name="P1" draw:layer="layout" svg:width="0.298cm" svg:height="0.595cm" svg:x="9.976cm" svg:y="7.609cm">
              <text:p/>
            </draw:rect>
            <draw:line draw:style-name="gr2" draw:text-style-name="P2" draw:layer="layout" svg:x1="10.006cm" svg:y1="7.907cm" svg:x2="10.244cm" svg:y2="7.907cm">
              <text:p/>
            </draw:line>
            <draw:line draw:style-name="gr3" draw:text-style-name="P2" draw:layer="layout" svg:x1="10.036cm" svg:y1="8.115cm" svg:x2="10.215cm" svg:y2="8.115cm">
              <text:p/>
            </draw:line>
            <draw:line draw:style-name="gr4" draw:text-style-name="P2" draw:layer="layout" svg:x1="10.036cm" svg:y1="8.086cm" svg:x2="10.215cm" svg:y2="8.086cm">
              <text:p/>
            </draw:line>
            <draw:line draw:style-name="gr5" draw:text-style-name="P2" draw:layer="layout" svg:x1="10.006cm" svg:y1="7.668cm" svg:x2="10.006cm" svg:y2="7.638cm">
              <text:p/>
            </draw:line>
            <draw:line draw:style-name="gr6" draw:text-style-name="P2" draw:layer="layout" svg:x1="10.006cm" svg:y1="7.728cm" svg:x2="10.006cm" svg:y2="7.698cm">
              <text:p/>
            </draw:line>
            <draw:line draw:style-name="gr7" draw:text-style-name="P2" draw:layer="layout" svg:x1="10.036cm" svg:y1="7.668cm" svg:x2="10.036cm" svg:y2="7.638cm">
              <text:p/>
            </draw:line>
            <draw:line draw:style-name="gr8" draw:text-style-name="P2" draw:layer="layout" svg:x1="10.036cm" svg:y1="7.728cm" svg:x2="10.036cm" svg:y2="7.698cm">
              <text:p/>
            </draw:line>
            <draw:line draw:style-name="gr9" draw:text-style-name="P2" draw:layer="layout" svg:x1="10.095cm" svg:y1="7.668cm" svg:x2="10.095cm" svg:y2="7.638cm">
              <text:p/>
            </draw:line>
            <draw:line draw:style-name="gr10" draw:text-style-name="P2" draw:layer="layout" svg:x1="10.095cm" svg:y1="7.728cm" svg:x2="10.095cm" svg:y2="7.698cm">
              <text:p/>
            </draw:line>
            <draw:line draw:style-name="gr11" draw:text-style-name="P2" draw:layer="layout" svg:x1="10.125cm" svg:y1="7.668cm" svg:x2="10.125cm" svg:y2="7.638cm">
              <text:p/>
            </draw:line>
            <draw:line draw:style-name="gr12" draw:text-style-name="P2" draw:layer="layout" svg:x1="10.125cm" svg:y1="7.728cm" svg:x2="10.125cm" svg:y2="7.698cm">
              <text:p/>
            </draw:line>
            <draw:line draw:style-name="gr13" draw:text-style-name="P2" draw:layer="layout" svg:x1="10.185cm" svg:y1="7.668cm" svg:x2="10.185cm" svg:y2="7.638cm">
              <text:p/>
            </draw:line>
            <draw:line draw:style-name="gr14" draw:text-style-name="P2" draw:layer="layout" svg:x1="10.185cm" svg:y1="7.728cm" svg:x2="10.185cm" svg:y2="7.698cm">
              <text:p/>
            </draw:line>
            <draw:line draw:style-name="gr15" draw:text-style-name="P2" draw:layer="layout" svg:x1="10.214cm" svg:y1="7.668cm" svg:x2="10.214cm" svg:y2="7.638cm">
              <text:p/>
            </draw:line>
            <draw:line draw:style-name="gr16" draw:text-style-name="P2" draw:layer="layout" svg:x1="10.214cm" svg:y1="7.728cm" svg:x2="10.214cm" svg:y2="7.698cm">
              <text:p/>
            </draw:line>
          </draw:g>
          <draw:g>
            <draw:custom-shape draw:style-name="gr17" draw:text-style-name="P1" draw:layer="layout" svg:width="0.595cm" svg:height="0.417cm" svg:x="9.291cm" svg:y="7.549cm">
              <text:p/>
              <draw:enhanced-geometry svg:viewBox="0 0 21600 21600" draw:mirror-horizontal="false" draw:mirror-vertical="false" draw:type="rectangle" draw:enhanced-path="M 0 0 L 21600 0 21600 21600 0 21600 0 0 Z N"/>
            </draw:custom-shape>
            <draw:rect draw:style-name="gr18" draw:text-style-name="P3" draw:layer="layout" svg:width="0.477cm" svg:height="0.298cm" svg:x="9.35cm" svg:y="7.609cm">
              <text:p/>
            </draw:rect>
            <draw:custom-shape draw:style-name="gr19" draw:text-style-name="P1" draw:layer="layout" svg:width="0.119cm" svg:height="0.06cm" svg:x="9.529cm" svg:y="7.966cm">
              <text:p/>
              <draw:enhanced-geometry svg:viewBox="0 0 21600 21600" draw:type="rectangle" draw:enhanced-path="M 0 0 L 21600 0 21600 21600 0 21600 0 0 Z N"/>
            </draw:custom-shape>
            <draw:custom-shape draw:style-name="gr20" draw:text-style-name="P1" draw:layer="layout" svg:width="0.715cm" svg:height="0.179cm" svg:x="9.231cm" svg:y="8.02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1" draw:text-style-name="P4" draw:layer="layout" svg:width="0.119cm" svg:height="0.032cm" svg:x="9.529cm" svg:y="8.14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 draw:text-style-name="P1" draw:layer="layout" svg:width="0.595cm" svg:height="0.09cm" svg:x="9.291cm" svg:y="8.055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name="desktop 2">
          <draw:g>
            <draw:rect draw:style-name="gr23" draw:text-style-name="P1" draw:layer="layout" svg:width="0.298cm" svg:height="0.596cm" svg:x="9.976cm" svg:y="8.736cm">
              <text:p/>
            </draw:rect>
            <draw:line draw:style-name="gr24" draw:text-style-name="P2" draw:layer="layout" svg:x1="10.006cm" svg:y1="9.034cm" svg:x2="10.244cm" svg:y2="9.034cm">
              <text:p/>
            </draw:line>
            <draw:line draw:style-name="gr25" draw:text-style-name="P2" draw:layer="layout" svg:x1="10.036cm" svg:y1="9.243cm" svg:x2="10.215cm" svg:y2="9.243cm">
              <text:p/>
            </draw:line>
            <draw:line draw:style-name="gr26" draw:text-style-name="P2" draw:layer="layout" svg:x1="10.036cm" svg:y1="9.213cm" svg:x2="10.215cm" svg:y2="9.213cm">
              <text:p/>
            </draw:line>
            <draw:line draw:style-name="gr27" draw:text-style-name="P2" draw:layer="layout" svg:x1="10.006cm" svg:y1="8.796cm" svg:x2="10.006cm" svg:y2="8.766cm">
              <text:p/>
            </draw:line>
            <draw:line draw:style-name="gr28" draw:text-style-name="P2" draw:layer="layout" svg:x1="10.006cm" svg:y1="8.856cm" svg:x2="10.006cm" svg:y2="8.826cm">
              <text:p/>
            </draw:line>
            <draw:line draw:style-name="gr29" draw:text-style-name="P2" draw:layer="layout" svg:x1="10.036cm" svg:y1="8.796cm" svg:x2="10.036cm" svg:y2="8.766cm">
              <text:p/>
            </draw:line>
            <draw:line draw:style-name="gr30" draw:text-style-name="P2" draw:layer="layout" svg:x1="10.036cm" svg:y1="8.856cm" svg:x2="10.036cm" svg:y2="8.826cm">
              <text:p/>
            </draw:line>
            <draw:line draw:style-name="gr31" draw:text-style-name="P2" draw:layer="layout" svg:x1="10.095cm" svg:y1="8.796cm" svg:x2="10.095cm" svg:y2="8.766cm">
              <text:p/>
            </draw:line>
            <draw:line draw:style-name="gr32" draw:text-style-name="P2" draw:layer="layout" svg:x1="10.095cm" svg:y1="8.856cm" svg:x2="10.095cm" svg:y2="8.826cm">
              <text:p/>
            </draw:line>
            <draw:line draw:style-name="gr33" draw:text-style-name="P2" draw:layer="layout" svg:x1="10.125cm" svg:y1="8.796cm" svg:x2="10.125cm" svg:y2="8.766cm">
              <text:p/>
            </draw:line>
            <draw:line draw:style-name="gr34" draw:text-style-name="P2" draw:layer="layout" svg:x1="10.125cm" svg:y1="8.856cm" svg:x2="10.125cm" svg:y2="8.826cm">
              <text:p/>
            </draw:line>
            <draw:line draw:style-name="gr35" draw:text-style-name="P2" draw:layer="layout" svg:x1="10.185cm" svg:y1="8.796cm" svg:x2="10.185cm" svg:y2="8.766cm">
              <text:p/>
            </draw:line>
            <draw:line draw:style-name="gr36" draw:text-style-name="P2" draw:layer="layout" svg:x1="10.185cm" svg:y1="8.856cm" svg:x2="10.185cm" svg:y2="8.826cm">
              <text:p/>
            </draw:line>
            <draw:line draw:style-name="gr37" draw:text-style-name="P2" draw:layer="layout" svg:x1="10.214cm" svg:y1="8.796cm" svg:x2="10.214cm" svg:y2="8.766cm">
              <text:p/>
            </draw:line>
            <draw:line draw:style-name="gr38" draw:text-style-name="P2" draw:layer="layout" svg:x1="10.214cm" svg:y1="8.856cm" svg:x2="10.214cm" svg:y2="8.826cm">
              <text:p/>
            </draw:line>
          </draw:g>
          <draw:g>
            <draw:custom-shape draw:style-name="gr39" draw:text-style-name="P1" draw:layer="layout" svg:width="0.595cm" svg:height="0.418cm" svg:x="9.291cm" svg:y="8.676cm">
              <text:p/>
              <draw:enhanced-geometry svg:viewBox="0 0 21600 21600" draw:mirror-horizontal="false" draw:mirror-vertical="false" draw:type="rectangle" draw:enhanced-path="M 0 0 L 21600 0 21600 21600 0 21600 0 0 Z N"/>
            </draw:custom-shape>
            <draw:rect draw:style-name="gr40" draw:text-style-name="P3" draw:layer="layout" svg:width="0.477cm" svg:height="0.298cm" svg:x="9.35cm" svg:y="8.736cm">
              <text:p/>
            </draw:rect>
            <draw:custom-shape draw:style-name="gr41" draw:text-style-name="P1" draw:layer="layout" svg:width="0.119cm" svg:height="0.06cm" svg:x="9.529cm" svg:y="9.094cm">
              <text:p/>
              <draw:enhanced-geometry svg:viewBox="0 0 21600 21600" draw:type="rectangle" draw:enhanced-path="M 0 0 L 21600 0 21600 21600 0 21600 0 0 Z N"/>
            </draw:custom-shape>
            <draw:custom-shape draw:style-name="gr42" draw:text-style-name="P1" draw:layer="layout" svg:width="0.715cm" svg:height="0.179cm" svg:x="9.231cm" svg:y="9.153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3" draw:text-style-name="P4" draw:layer="layout" svg:width="0.119cm" svg:height="0.031cm" svg:x="9.529cm" svg:y="9.272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4" draw:text-style-name="P1" draw:layer="layout" svg:width="0.595cm" svg:height="0.091cm" svg:x="9.291cm" svg:y="9.181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name="desktop 3">
          <draw:g>
            <draw:rect draw:style-name="gr45" draw:text-style-name="P1" draw:layer="layout" svg:width="0.298cm" svg:height="0.596cm" svg:x="9.976cm" svg:y="10.928cm">
              <text:p/>
            </draw:rect>
            <draw:line draw:style-name="gr46" draw:text-style-name="P2" draw:layer="layout" svg:x1="10.006cm" svg:y1="11.226cm" svg:x2="10.244cm" svg:y2="11.226cm">
              <text:p/>
            </draw:line>
            <draw:line draw:style-name="gr47" draw:text-style-name="P2" draw:layer="layout" svg:x1="10.036cm" svg:y1="11.435cm" svg:x2="10.215cm" svg:y2="11.435cm">
              <text:p/>
            </draw:line>
            <draw:line draw:style-name="gr48" draw:text-style-name="P2" draw:layer="layout" svg:x1="10.036cm" svg:y1="11.405cm" svg:x2="10.215cm" svg:y2="11.405cm">
              <text:p/>
            </draw:line>
            <draw:line draw:style-name="gr49" draw:text-style-name="P2" draw:layer="layout" svg:x1="10.006cm" svg:y1="10.988cm" svg:x2="10.006cm" svg:y2="10.958cm">
              <text:p/>
            </draw:line>
            <draw:line draw:style-name="gr50" draw:text-style-name="P2" draw:layer="layout" svg:x1="10.006cm" svg:y1="11.048cm" svg:x2="10.006cm" svg:y2="11.018cm">
              <text:p/>
            </draw:line>
            <draw:line draw:style-name="gr51" draw:text-style-name="P2" draw:layer="layout" svg:x1="10.036cm" svg:y1="10.988cm" svg:x2="10.036cm" svg:y2="10.958cm">
              <text:p/>
            </draw:line>
            <draw:line draw:style-name="gr52" draw:text-style-name="P2" draw:layer="layout" svg:x1="10.036cm" svg:y1="11.048cm" svg:x2="10.036cm" svg:y2="11.018cm">
              <text:p/>
            </draw:line>
            <draw:line draw:style-name="gr53" draw:text-style-name="P2" draw:layer="layout" svg:x1="10.095cm" svg:y1="10.988cm" svg:x2="10.095cm" svg:y2="10.958cm">
              <text:p/>
            </draw:line>
            <draw:line draw:style-name="gr54" draw:text-style-name="P2" draw:layer="layout" svg:x1="10.095cm" svg:y1="11.048cm" svg:x2="10.095cm" svg:y2="11.018cm">
              <text:p/>
            </draw:line>
            <draw:line draw:style-name="gr55" draw:text-style-name="P2" draw:layer="layout" svg:x1="10.125cm" svg:y1="10.988cm" svg:x2="10.125cm" svg:y2="10.958cm">
              <text:p/>
            </draw:line>
            <draw:line draw:style-name="gr56" draw:text-style-name="P2" draw:layer="layout" svg:x1="10.125cm" svg:y1="11.048cm" svg:x2="10.125cm" svg:y2="11.018cm">
              <text:p/>
            </draw:line>
            <draw:line draw:style-name="gr57" draw:text-style-name="P2" draw:layer="layout" svg:x1="10.185cm" svg:y1="10.988cm" svg:x2="10.185cm" svg:y2="10.958cm">
              <text:p/>
            </draw:line>
            <draw:line draw:style-name="gr58" draw:text-style-name="P2" draw:layer="layout" svg:x1="10.185cm" svg:y1="11.048cm" svg:x2="10.185cm" svg:y2="11.018cm">
              <text:p/>
            </draw:line>
            <draw:line draw:style-name="gr59" draw:text-style-name="P2" draw:layer="layout" svg:x1="10.214cm" svg:y1="10.988cm" svg:x2="10.214cm" svg:y2="10.958cm">
              <text:p/>
            </draw:line>
            <draw:line draw:style-name="gr60" draw:text-style-name="P2" draw:layer="layout" svg:x1="10.214cm" svg:y1="11.048cm" svg:x2="10.214cm" svg:y2="11.018cm">
              <text:p/>
            </draw:line>
          </draw:g>
          <draw:g>
            <draw:custom-shape draw:style-name="gr61" draw:text-style-name="P1" draw:layer="layout" svg:width="0.595cm" svg:height="0.418cm" svg:x="9.291cm" svg:y="10.868cm">
              <text:p/>
              <draw:enhanced-geometry svg:viewBox="0 0 21600 21600" draw:mirror-horizontal="false" draw:mirror-vertical="false" draw:type="rectangle" draw:enhanced-path="M 0 0 L 21600 0 21600 21600 0 21600 0 0 Z N"/>
            </draw:custom-shape>
            <draw:rect draw:style-name="gr62" draw:text-style-name="P3" draw:layer="layout" svg:width="0.477cm" svg:height="0.298cm" svg:x="9.35cm" svg:y="10.928cm">
              <text:p/>
            </draw:rect>
            <draw:custom-shape draw:style-name="gr63" draw:text-style-name="P1" draw:layer="layout" svg:width="0.119cm" svg:height="0.06cm" svg:x="9.529cm" svg:y="11.286cm">
              <text:p/>
              <draw:enhanced-geometry svg:viewBox="0 0 21600 21600" draw:type="rectangle" draw:enhanced-path="M 0 0 L 21600 0 21600 21600 0 21600 0 0 Z N"/>
            </draw:custom-shape>
            <draw:custom-shape draw:style-name="gr64" draw:text-style-name="P1" draw:layer="layout" svg:width="0.715cm" svg:height="0.179cm" svg:x="9.231cm" svg:y="11.34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5" draw:text-style-name="P4" draw:layer="layout" svg:width="0.119cm" svg:height="0.031cm" svg:x="9.529cm" svg:y="11.464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6" draw:text-style-name="P1" draw:layer="layout" svg:width="0.595cm" svg:height="0.091cm" svg:x="9.291cm" svg:y="11.373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name="hub 1">
          <draw:custom-shape draw:style-name="gr67" draw:text-style-name="P1" draw:layer="layout" svg:width="0.968cm" svg:height="0.403cm" svg:x="11.057cm" svg:y="9.407cm">
            <text:p/>
            <draw:enhanced-geometry svg:viewBox="0 0 21600 21600" draw:type="rectangle" draw:enhanced-path="M 0 0 L 21600 0 21600 21600 0 21600 0 0 Z N"/>
          </draw:custom-shape>
          <draw:custom-shape draw:style-name="gr68" draw:text-style-name="P1" draw:layer="layout" svg:width="0.887cm" svg:height="0.04cm" svg:x="11.098cm" svg:y="9.851cm">
            <text:p/>
            <draw:enhanced-geometry svg:viewBox="0 0 21600 21600" draw:type="rectangle" draw:enhanced-path="M 0 0 L 21600 0 21600 21600 0 21600 0 0 Z N"/>
          </draw:custom-shape>
          <draw:custom-shape draw:style-name="gr69" draw:text-style-name="P3" draw:layer="layout" svg:width="0.242cm" svg:height="0.242cm" svg:x="11.743cm" svg:y="9.487cm">
            <text:p/>
            <draw:enhanced-geometry svg:viewBox="0 0 21600 21600" draw:type="rectangle" draw:enhanced-path="M 0 0 L 21600 0 21600 21600 0 21600 0 0 Z N"/>
          </draw:custom-shape>
          <draw:custom-shape draw:style-name="gr70" draw:text-style-name="P5" draw:layer="layout" svg:width="0.04cm" svg:height="0.04cm" svg:x="11.783cm" svg:y="9.649cm">
            <text:p/>
            <draw:enhanced-geometry svg:viewBox="0 0 21600 21600" draw:type="rectangle" draw:enhanced-path="M 0 0 L 21600 0 21600 21600 0 21600 0 0 Z N"/>
          </draw:custom-shape>
          <draw:custom-shape draw:style-name="gr71" draw:text-style-name="P5" draw:layer="layout" svg:width="0.04cm" svg:height="0.04cm" svg:x="11.823cm" svg:y="9.649cm">
            <text:p/>
            <draw:enhanced-geometry svg:viewBox="0 0 21600 21600" draw:type="rectangle" draw:enhanced-path="M 0 0 L 21600 0 21600 21600 0 21600 0 0 Z N"/>
          </draw:custom-shape>
          <draw:line draw:style-name="gr72" draw:text-style-name="P2" draw:layer="layout" svg:x1="11.783cm" svg:y1="9.568cm" svg:x2="11.944cm" svg:y2="9.568cm">
            <text:p/>
          </draw:line>
          <draw:custom-shape draw:style-name="gr73" draw:text-style-name="P5" draw:layer="layout" svg:width="0.04cm" svg:height="0.04cm" svg:x="11.863cm" svg:y="9.649cm">
            <text:p/>
            <draw:enhanced-geometry svg:viewBox="0 0 21600 21600" draw:type="rectangle" draw:enhanced-path="M 0 0 L 21600 0 21600 21600 0 21600 0 0 Z N"/>
          </draw:custom-shape>
          <draw:custom-shape draw:style-name="gr74" draw:text-style-name="P5" draw:layer="layout" svg:width="0.041cm" svg:height="0.04cm" svg:x="11.903cm" svg:y="9.649cm">
            <text:p/>
            <draw:enhanced-geometry svg:viewBox="0 0 21600 21600" draw:type="rectangle" draw:enhanced-path="M 0 0 L 21600 0 21600 21600 0 21600 0 0 Z N"/>
          </draw:custom-shape>
          <draw:polygon draw:style-name="gr75" draw:text-style-name="P1" draw:layer="layout" svg:width="0.12cm" svg:height="0.104cm" svg:x="11.098cm" svg:y="9.568cm" svg:viewBox="0 0 121 105" draw:points="0,81 0,0 121,0 121,81 81,81 81,104 40,105 40,81">
            <text:p/>
          </draw:polygon>
          <draw:polygon draw:style-name="gr76" draw:text-style-name="P1" draw:layer="layout" svg:width="0.12cm" svg:height="0.104cm" svg:x="11.42cm" svg:y="9.569cm" svg:viewBox="0 0 121 105" draw:points="0,81 0,0 121,0 121,81 81,81 81,104 40,105 40,81">
            <text:p/>
          </draw:polygon>
          <draw:polygon draw:style-name="gr77" draw:text-style-name="P1" draw:layer="layout" svg:width="0.12cm" svg:height="0.104cm" svg:x="11.26cm" svg:y="9.569cm" svg:viewBox="0 0 121 105" draw:points="0,81 0,0 121,0 121,81 81,81 81,104 40,105 40,81">
            <text:p/>
          </draw:polygon>
          <draw:polygon draw:style-name="gr78" draw:text-style-name="P1" draw:layer="layout" svg:width="0.12cm" svg:height="0.104cm" svg:x="11.582cm" svg:y="9.569cm" svg:viewBox="0 0 121 105" draw:points="0,81 0,0 121,0 121,81 81,81 81,104 40,105 40,81">
            <text:p/>
          </draw:polygon>
        </draw:g>
        <draw:g draw:name="server 1">
          <draw:g>
            <draw:rect draw:style-name="gr79" draw:text-style-name="P1" draw:layer="layout" svg:width="1.123cm" svg:height="0.234cm" svg:x="11.944cm" svg:y="7.58cm">
              <text:p/>
            </draw:rect>
            <draw:circle draw:style-name="gr80" draw:text-style-name="P1" draw:layer="layout" svg:width="0.047cm" svg:height="0.047cm" svg:x="12.037cm" svg:y="7.674cm">
              <text:p/>
            </draw:circle>
            <draw:circle draw:style-name="gr81" draw:text-style-name="P3" draw:layer="layout" svg:width="0.14cm" svg:height="0.14cm" svg:x="12.786cm" svg:y="7.627cm">
              <text:p/>
            </draw:circle>
            <draw:circle draw:style-name="gr82" draw:text-style-name="P1" draw:layer="layout" svg:width="0.047cm" svg:height="0.047cm" svg:x="12.225cm" svg:y="7.674cm">
              <text:p/>
            </draw:circle>
            <draw:circle draw:style-name="gr83" draw:text-style-name="P1" draw:layer="layout" svg:width="0.047cm" svg:height="0.047cm" svg:x="12.131cm" svg:y="7.674cm">
              <text:p/>
            </draw:circle>
            <draw:custom-shape draw:style-name="gr84" draw:text-style-name="P1" draw:layer="layout" svg:width="0.282cm" svg:height="0.047cm" svg:x="12.411cm" svg:y="7.674cm">
              <text:p/>
              <draw:enhanced-geometry svg:viewBox="0 0 21600 21600" draw:type="rectangle" draw:enhanced-path="M 0 0 L 21600 0 21600 21600 0 21600 0 0 Z N"/>
            </draw:custom-shape>
          </draw:g>
          <draw:g>
            <draw:rect draw:style-name="gr85" draw:text-style-name="P1" draw:layer="layout" svg:width="1.123cm" svg:height="0.235cm" svg:x="11.944cm" svg:y="7.814cm">
              <text:p/>
            </draw:rect>
            <draw:circle draw:style-name="gr86" draw:text-style-name="P1" draw:layer="layout" svg:width="0.047cm" svg:height="0.047cm" svg:x="12.037cm" svg:y="7.908cm">
              <text:p/>
            </draw:circle>
            <draw:ellipse draw:style-name="gr87" draw:text-style-name="P3" draw:layer="layout" svg:width="0.14cm" svg:height="0.141cm" svg:x="12.786cm" svg:y="7.861cm">
              <text:p/>
            </draw:ellipse>
            <draw:circle draw:style-name="gr88" draw:text-style-name="P1" draw:layer="layout" svg:width="0.047cm" svg:height="0.047cm" svg:x="12.225cm" svg:y="7.908cm">
              <text:p/>
            </draw:circle>
            <draw:circle draw:style-name="gr89" draw:text-style-name="P1" draw:layer="layout" svg:width="0.047cm" svg:height="0.047cm" svg:x="12.131cm" svg:y="7.908cm">
              <text:p/>
            </draw:circle>
            <draw:custom-shape draw:style-name="gr90" draw:text-style-name="P1" draw:layer="layout" svg:width="0.282cm" svg:height="0.047cm" svg:x="12.411cm" svg:y="7.908cm">
              <text:p/>
              <draw:enhanced-geometry svg:viewBox="0 0 21600 21600" draw:type="rectangle" draw:enhanced-path="M 0 0 L 21600 0 21600 21600 0 21600 0 0 Z N"/>
            </draw:custom-shape>
          </draw:g>
          <draw:g>
            <draw:rect draw:style-name="gr91" draw:text-style-name="P1" draw:layer="layout" svg:width="1.123cm" svg:height="0.234cm" svg:x="11.944cm" svg:y="8.049cm">
              <text:p/>
            </draw:rect>
            <draw:circle draw:style-name="gr92" draw:text-style-name="P1" draw:layer="layout" svg:width="0.047cm" svg:height="0.047cm" svg:x="12.037cm" svg:y="8.142cm">
              <text:p/>
            </draw:circle>
            <draw:circle draw:style-name="gr93" draw:text-style-name="P3" draw:layer="layout" svg:width="0.14cm" svg:height="0.14cm" svg:x="12.786cm" svg:y="8.096cm">
              <text:p/>
            </draw:circle>
            <draw:circle draw:style-name="gr94" draw:text-style-name="P1" draw:layer="layout" svg:width="0.047cm" svg:height="0.047cm" svg:x="12.225cm" svg:y="8.142cm">
              <text:p/>
            </draw:circle>
            <draw:circle draw:style-name="gr95" draw:text-style-name="P1" draw:layer="layout" svg:width="0.047cm" svg:height="0.047cm" svg:x="12.131cm" svg:y="8.142cm">
              <text:p/>
            </draw:circle>
            <draw:custom-shape draw:style-name="gr96" draw:text-style-name="P1" draw:layer="layout" svg:width="0.282cm" svg:height="0.047cm" svg:x="12.411cm" svg:y="8.142cm">
              <text:p/>
              <draw:enhanced-geometry svg:viewBox="0 0 21600 21600" draw:type="rectangle" draw:enhanced-path="M 0 0 L 21600 0 21600 21600 0 21600 0 0 Z N"/>
            </draw:custom-shape>
          </draw:g>
          <draw:g>
            <draw:rect draw:style-name="gr97" draw:text-style-name="P1" draw:layer="layout" svg:width="1.123cm" svg:height="0.233cm" svg:x="11.944cm" svg:y="8.283cm">
              <text:p/>
            </draw:rect>
            <draw:circle draw:style-name="gr98" draw:text-style-name="P1" draw:layer="layout" svg:width="0.047cm" svg:height="0.047cm" svg:x="12.037cm" svg:y="8.376cm">
              <text:p/>
            </draw:circle>
            <draw:ellipse draw:style-name="gr99" draw:text-style-name="P3" draw:layer="layout" svg:width="0.14cm" svg:height="0.141cm" svg:x="12.786cm" svg:y="8.329cm">
              <text:p/>
            </draw:ellipse>
            <draw:circle draw:style-name="gr100" draw:text-style-name="P1" draw:layer="layout" svg:width="0.047cm" svg:height="0.047cm" svg:x="12.225cm" svg:y="8.376cm">
              <text:p/>
            </draw:circle>
            <draw:circle draw:style-name="gr101" draw:text-style-name="P1" draw:layer="layout" svg:width="0.047cm" svg:height="0.047cm" svg:x="12.131cm" svg:y="8.376cm">
              <text:p/>
            </draw:circle>
            <draw:custom-shape draw:style-name="gr102" draw:text-style-name="P1" draw:layer="layout" svg:width="0.282cm" svg:height="0.047cm" svg:x="12.411cm" svg:y="8.376cm">
              <text:p/>
              <draw:enhanced-geometry svg:viewBox="0 0 21600 21600" draw:type="rectangle" draw:enhanced-path="M 0 0 L 21600 0 21600 21600 0 21600 0 0 Z N"/>
            </draw:custom-shape>
          </draw:g>
        </draw:g>
        <draw:g draw:name="multi-function-device 1">
          <draw:custom-shape draw:name="Rectangle-Cut- 1" draw:style-name="gr103" draw:text-style-name="P6" draw:layer="layout" svg:width="0.821cm" svg:height="0.523cm" svg:x="12.063cm" svg:y="10.813cm">
            <text:p/>
            <draw:enhanced-geometry draw:mirror-horizontal="false" draw:mirror-vertical="false"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style-name="gr104" draw:text-style-name="P7" draw:layer="layout" svg:width="0.075cm" svg:height="0.075cm" svg:x="12.771cm" svg:y="10.8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05" draw:text-style-name="P7" draw:layer="layout" svg:width="0.075cm" svg:height="0.074cm" svg:x="12.286cm" svg:y="11cm">
            <text:p/>
            <draw:enhanced-geometry svg:viewBox="0 0 21600 21600" draw:type="rectangle" draw:enhanced-path="M 0 0 L 21600 0 21600 21600 0 21600 0 0 Z N"/>
          </draw:custom-shape>
          <draw:custom-shape draw:style-name="gr106" draw:text-style-name="P7" draw:layer="layout" svg:width="0.075cm" svg:height="0.074cm" svg:x="12.361cm" svg:y="11cm">
            <text:p/>
            <draw:enhanced-geometry svg:viewBox="0 0 21600 21600" draw:type="rectangle" draw:enhanced-path="M 0 0 L 21600 0 21600 21600 0 21600 0 0 Z N"/>
          </draw:custom-shape>
          <draw:custom-shape draw:style-name="gr107" draw:text-style-name="P7" draw:layer="layout" svg:width="0.075cm" svg:height="0.074cm" svg:x="12.436cm" svg:y="11cm">
            <text:p/>
            <draw:enhanced-geometry svg:viewBox="0 0 21600 21600" draw:type="rectangle" draw:enhanced-path="M 0 0 L 21600 0 21600 21600 0 21600 0 0 Z N"/>
          </draw:custom-shape>
          <draw:custom-shape draw:style-name="gr108" draw:text-style-name="P7" draw:layer="layout" svg:width="0.075cm" svg:height="0.075cm" svg:x="12.286cm" svg:y="11.074cm">
            <text:p/>
            <draw:enhanced-geometry svg:viewBox="0 0 21600 21600" draw:type="rectangle" draw:enhanced-path="M 0 0 L 21600 0 21600 21600 0 21600 0 0 Z N"/>
          </draw:custom-shape>
          <draw:custom-shape draw:style-name="gr109" draw:text-style-name="P7" draw:layer="layout" svg:width="0.075cm" svg:height="0.075cm" svg:x="12.361cm" svg:y="11.074cm">
            <text:p/>
            <draw:enhanced-geometry svg:viewBox="0 0 21600 21600" draw:type="rectangle" draw:enhanced-path="M 0 0 L 21600 0 21600 21600 0 21600 0 0 Z N"/>
          </draw:custom-shape>
          <draw:custom-shape draw:style-name="gr110" draw:text-style-name="P7" draw:layer="layout" svg:width="0.075cm" svg:height="0.075cm" svg:x="12.436cm" svg:y="11.074cm">
            <text:p/>
            <draw:enhanced-geometry svg:viewBox="0 0 21600 21600" draw:type="rectangle" draw:enhanced-path="M 0 0 L 21600 0 21600 21600 0 21600 0 0 Z N"/>
          </draw:custom-shape>
          <draw:custom-shape draw:style-name="gr111" draw:text-style-name="P7" draw:layer="layout" svg:width="0.075cm" svg:height="0.075cm" svg:x="12.286cm" svg:y="11.149cm">
            <text:p/>
            <draw:enhanced-geometry svg:viewBox="0 0 21600 21600" draw:type="rectangle" draw:enhanced-path="M 0 0 L 21600 0 21600 21600 0 21600 0 0 Z N"/>
          </draw:custom-shape>
          <draw:custom-shape draw:style-name="gr112" draw:text-style-name="P7" draw:layer="layout" svg:width="0.075cm" svg:height="0.075cm" svg:x="12.361cm" svg:y="11.149cm">
            <text:p/>
            <draw:enhanced-geometry svg:viewBox="0 0 21600 21600" draw:type="rectangle" draw:enhanced-path="M 0 0 L 21600 0 21600 21600 0 21600 0 0 Z N"/>
          </draw:custom-shape>
          <draw:custom-shape draw:style-name="gr113" draw:text-style-name="P7" draw:layer="layout" svg:width="0.075cm" svg:height="0.075cm" svg:x="12.436cm" svg:y="11.149cm">
            <text:p/>
            <draw:enhanced-geometry svg:viewBox="0 0 21600 21600" draw:type="rectangle" draw:enhanced-path="M 0 0 L 21600 0 21600 21600 0 21600 0 0 Z N"/>
          </draw:custom-shape>
          <draw:custom-shape draw:style-name="gr114" draw:text-style-name="P7" draw:layer="layout" svg:width="0.373cm" svg:height="0.15cm" svg:x="12.212cm" svg:y="11.261cm">
            <text:p/>
            <draw:enhanced-geometry svg:viewBox="0 0 21600 21600" draw:type="rectangle" draw:enhanced-path="M 0 0 L 21600 0 21600 21600 0 21600 0 0 Z N"/>
          </draw:custom-shape>
          <draw:line draw:style-name="gr115" draw:text-style-name="P2" draw:layer="layout" svg:x1="12.249cm" svg:y1="11.299cm" svg:x2="12.548cm" svg:y2="11.299cm">
            <text:p/>
          </draw:line>
          <draw:line draw:style-name="gr116" draw:text-style-name="P2" draw:layer="layout" svg:x1="12.249cm" svg:y1="11.336cm" svg:x2="12.548cm" svg:y2="11.336cm">
            <text:p/>
          </draw:line>
          <draw:line draw:style-name="gr117" draw:text-style-name="P2" draw:layer="layout" svg:x1="12.249cm" svg:y1="11.373cm" svg:x2="12.548cm" svg:y2="11.373cm">
            <text:p/>
          </draw:line>
          <draw:custom-shape draw:style-name="gr118" draw:text-style-name="P1" draw:layer="layout" svg:width="0.827cm" svg:height="0.038cm" draw:transform="rotate (-0.10786134777325) translate (12.059cm 10.686cm)">
            <text:p/>
            <draw:enhanced-geometry svg:viewBox="0 0 21600 21600" draw:mirror-horizontal="true" draw:type="rectangle" draw:enhanced-path="M 0 0 L 21600 0 21600 21600 0 21600 0 0 Z N"/>
          </draw:custom-shape>
        </draw:g>
        <draw:line draw:style-name="gr119" draw:text-style-name="P8" draw:layer="layout" svg:x1="10.144cm" svg:y1="7.946cm" svg:x2="11.423cm" svg:y2="9.407cm">
          <text:p/>
        </draw:line>
        <draw:line draw:style-name="gr119" draw:text-style-name="P8" draw:layer="layout" svg:x1="10.144cm" svg:y1="9.042cm" svg:x2="11.057cm" svg:y2="9.407cm">
          <text:p/>
        </draw:line>
        <draw:line draw:style-name="gr119" draw:text-style-name="P8" draw:layer="layout" svg:x1="10.144cm" svg:y1="11.051cm" svg:x2="11.24cm" svg:y2="9.955cm">
          <text:p/>
        </draw:line>
        <draw:line draw:style-name="gr119" draw:text-style-name="P8" draw:layer="layout" svg:x1="12.336cm" svg:y1="10.868cm" svg:x2="11.605cm" svg:y2="9.955cm">
          <text:p/>
        </draw:line>
        <draw:line draw:style-name="gr119" draw:text-style-name="P8" draw:layer="layout" svg:x1="12.336cm" svg:y1="8.494cm" svg:x2="11.605cm" svg:y2="9.407cm">
          <text:p/>
        </draw:line>
        <draw:custom-shape draw:style-name="gr120" draw:text-style-name="P8" draw:layer="layout" svg:width="5.297cm" svg:height="5.297cm" svg:x="8.5cm" svg:y="6.85cm">
          <text:p text:style-name="P9"/>
          <draw:enhanced-geometry svg:viewBox="0 0 21600 21600" draw:type="rectangle" draw:enhanced-path="M 0 0 L 21600 0 21600 21600 0 21600 0 0 Z N"/>
        </draw:custom-shape>
        <draw:custom-shape draw:style-name="gr121" draw:text-style-name="P11" draw:layer="layout" svg:width="2.923cm" svg:height="0.548cm" svg:x="9.669cm" svg:y="6.923cm">
          <text:p text:style-name="P10"><text:span text:style-name="T1">Отдел 1</text:span></text:p>
          <draw:enhanced-geometry svg:viewBox="0 0 21600 21600" draw:type="rectangle" draw:enhanced-path="M 0 0 L 21600 0 21600 21600 0 21600 0 0 Z N"/>
        </draw:custom-shape>
        <draw:custom-shape draw:style-name="gr122" draw:text-style-name="P8" draw:layer="layout" svg:width="0.913cm" svg:height="0.001cm" svg:x="10.875cm" svg:y="12.695cm">
          <text:p text:style-name="P9">...</text:p>
          <draw:enhanced-geometry svg:viewBox="0 0 21600 21600" draw:mirror-horizontal="false" draw:mirror-vertical="false" draw:type="rectangle" draw:enhanced-path="M 0 0 L 21600 0 21600 21600 0 21600 0 0 Z N"/>
        </draw:custom-shape>
        <draw:custom-shape draw:style-name="gr122" draw:text-style-name="P8" draw:layer="layout" svg:width="0.913cm" svg:height="0.001cm" svg:x="9.231cm" svg:y="10.137cm">
          <text:p text:style-name="P9">...</text:p>
          <draw:enhanced-geometry svg:viewBox="0 0 21600 21600" draw:mirror-horizontal="false" draw:mirror-vertical="false" draw:type="rectangle" draw:enhanced-path="M 0 0 L 21600 0 21600 21600 0 21600 0 0 Z N"/>
        </draw:custom-shape>
        <draw:g draw:name="desktop 4">
          <draw:g>
            <draw:rect draw:style-name="gr123" draw:text-style-name="P1" draw:layer="layout" svg:width="0.298cm" svg:height="0.595cm" svg:x="9.976cm" svg:y="14.112cm">
              <text:p/>
            </draw:rect>
            <draw:line draw:style-name="gr124" draw:text-style-name="P2" draw:layer="layout" svg:x1="10.006cm" svg:y1="14.41cm" svg:x2="10.244cm" svg:y2="14.41cm">
              <text:p/>
            </draw:line>
            <draw:line draw:style-name="gr125" draw:text-style-name="P2" draw:layer="layout" svg:x1="10.036cm" svg:y1="14.618cm" svg:x2="10.215cm" svg:y2="14.618cm">
              <text:p/>
            </draw:line>
            <draw:line draw:style-name="gr126" draw:text-style-name="P2" draw:layer="layout" svg:x1="10.036cm" svg:y1="14.589cm" svg:x2="10.215cm" svg:y2="14.589cm">
              <text:p/>
            </draw:line>
            <draw:line draw:style-name="gr127" draw:text-style-name="P2" draw:layer="layout" svg:x1="10.006cm" svg:y1="14.171cm" svg:x2="10.006cm" svg:y2="14.141cm">
              <text:p/>
            </draw:line>
            <draw:line draw:style-name="gr128" draw:text-style-name="P2" draw:layer="layout" svg:x1="10.006cm" svg:y1="14.231cm" svg:x2="10.006cm" svg:y2="14.201cm">
              <text:p/>
            </draw:line>
            <draw:line draw:style-name="gr129" draw:text-style-name="P2" draw:layer="layout" svg:x1="10.036cm" svg:y1="14.171cm" svg:x2="10.036cm" svg:y2="14.141cm">
              <text:p/>
            </draw:line>
            <draw:line draw:style-name="gr130" draw:text-style-name="P2" draw:layer="layout" svg:x1="10.036cm" svg:y1="14.231cm" svg:x2="10.036cm" svg:y2="14.201cm">
              <text:p/>
            </draw:line>
            <draw:line draw:style-name="gr131" draw:text-style-name="P2" draw:layer="layout" svg:x1="10.095cm" svg:y1="14.171cm" svg:x2="10.095cm" svg:y2="14.141cm">
              <text:p/>
            </draw:line>
            <draw:line draw:style-name="gr132" draw:text-style-name="P2" draw:layer="layout" svg:x1="10.095cm" svg:y1="14.231cm" svg:x2="10.095cm" svg:y2="14.201cm">
              <text:p/>
            </draw:line>
            <draw:line draw:style-name="gr133" draw:text-style-name="P2" draw:layer="layout" svg:x1="10.125cm" svg:y1="14.171cm" svg:x2="10.125cm" svg:y2="14.141cm">
              <text:p/>
            </draw:line>
            <draw:line draw:style-name="gr134" draw:text-style-name="P2" draw:layer="layout" svg:x1="10.125cm" svg:y1="14.231cm" svg:x2="10.125cm" svg:y2="14.201cm">
              <text:p/>
            </draw:line>
            <draw:line draw:style-name="gr135" draw:text-style-name="P2" draw:layer="layout" svg:x1="10.185cm" svg:y1="14.171cm" svg:x2="10.185cm" svg:y2="14.141cm">
              <text:p/>
            </draw:line>
            <draw:line draw:style-name="gr136" draw:text-style-name="P2" draw:layer="layout" svg:x1="10.185cm" svg:y1="14.231cm" svg:x2="10.185cm" svg:y2="14.201cm">
              <text:p/>
            </draw:line>
            <draw:line draw:style-name="gr137" draw:text-style-name="P2" draw:layer="layout" svg:x1="10.214cm" svg:y1="14.171cm" svg:x2="10.214cm" svg:y2="14.141cm">
              <text:p/>
            </draw:line>
            <draw:line draw:style-name="gr138" draw:text-style-name="P2" draw:layer="layout" svg:x1="10.214cm" svg:y1="14.231cm" svg:x2="10.214cm" svg:y2="14.201cm">
              <text:p/>
            </draw:line>
          </draw:g>
          <draw:g>
            <draw:custom-shape draw:style-name="gr139" draw:text-style-name="P1" draw:layer="layout" svg:width="0.595cm" svg:height="0.417cm" svg:x="9.291cm" svg:y="14.052cm">
              <text:p/>
              <draw:enhanced-geometry svg:viewBox="0 0 21600 21600" draw:mirror-horizontal="false" draw:mirror-vertical="false" draw:type="rectangle" draw:enhanced-path="M 0 0 L 21600 0 21600 21600 0 21600 0 0 Z N"/>
            </draw:custom-shape>
            <draw:rect draw:style-name="gr140" draw:text-style-name="P3" draw:layer="layout" svg:width="0.477cm" svg:height="0.298cm" svg:x="9.35cm" svg:y="14.112cm">
              <text:p/>
            </draw:rect>
            <draw:custom-shape draw:style-name="gr141" draw:text-style-name="P1" draw:layer="layout" svg:width="0.119cm" svg:height="0.06cm" svg:x="9.529cm" svg:y="14.469cm">
              <text:p/>
              <draw:enhanced-geometry svg:viewBox="0 0 21600 21600" draw:type="rectangle" draw:enhanced-path="M 0 0 L 21600 0 21600 21600 0 21600 0 0 Z N"/>
            </draw:custom-shape>
            <draw:custom-shape draw:style-name="gr142" draw:text-style-name="P1" draw:layer="layout" svg:width="0.715cm" svg:height="0.179cm" svg:x="9.231cm" svg:y="14.528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3" draw:text-style-name="P4" draw:layer="layout" svg:width="0.119cm" svg:height="0.032cm" svg:x="9.529cm" svg:y="14.648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4" draw:text-style-name="P1" draw:layer="layout" svg:width="0.595cm" svg:height="0.09cm" svg:x="9.291cm" svg:y="14.558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name="desktop 5">
          <draw:g>
            <draw:rect draw:style-name="gr145" draw:text-style-name="P1" draw:layer="layout" svg:width="0.298cm" svg:height="0.596cm" svg:x="9.976cm" svg:y="15.239cm">
              <text:p/>
            </draw:rect>
            <draw:line draw:style-name="gr146" draw:text-style-name="P2" draw:layer="layout" svg:x1="10.006cm" svg:y1="15.537cm" svg:x2="10.244cm" svg:y2="15.537cm">
              <text:p/>
            </draw:line>
            <draw:line draw:style-name="gr147" draw:text-style-name="P2" draw:layer="layout" svg:x1="10.036cm" svg:y1="15.746cm" svg:x2="10.215cm" svg:y2="15.746cm">
              <text:p/>
            </draw:line>
            <draw:line draw:style-name="gr148" draw:text-style-name="P2" draw:layer="layout" svg:x1="10.036cm" svg:y1="15.716cm" svg:x2="10.215cm" svg:y2="15.716cm">
              <text:p/>
            </draw:line>
            <draw:line draw:style-name="gr149" draw:text-style-name="P2" draw:layer="layout" svg:x1="10.006cm" svg:y1="15.299cm" svg:x2="10.006cm" svg:y2="15.269cm">
              <text:p/>
            </draw:line>
            <draw:line draw:style-name="gr150" draw:text-style-name="P2" draw:layer="layout" svg:x1="10.006cm" svg:y1="15.358cm" svg:x2="10.006cm" svg:y2="15.328cm">
              <text:p/>
            </draw:line>
            <draw:line draw:style-name="gr151" draw:text-style-name="P2" draw:layer="layout" svg:x1="10.036cm" svg:y1="15.299cm" svg:x2="10.036cm" svg:y2="15.269cm">
              <text:p/>
            </draw:line>
            <draw:line draw:style-name="gr152" draw:text-style-name="P2" draw:layer="layout" svg:x1="10.036cm" svg:y1="15.358cm" svg:x2="10.036cm" svg:y2="15.328cm">
              <text:p/>
            </draw:line>
            <draw:line draw:style-name="gr153" draw:text-style-name="P2" draw:layer="layout" svg:x1="10.095cm" svg:y1="15.299cm" svg:x2="10.095cm" svg:y2="15.269cm">
              <text:p/>
            </draw:line>
            <draw:line draw:style-name="gr154" draw:text-style-name="P2" draw:layer="layout" svg:x1="10.095cm" svg:y1="15.358cm" svg:x2="10.095cm" svg:y2="15.328cm">
              <text:p/>
            </draw:line>
            <draw:line draw:style-name="gr155" draw:text-style-name="P2" draw:layer="layout" svg:x1="10.125cm" svg:y1="15.299cm" svg:x2="10.125cm" svg:y2="15.269cm">
              <text:p/>
            </draw:line>
            <draw:line draw:style-name="gr156" draw:text-style-name="P2" draw:layer="layout" svg:x1="10.125cm" svg:y1="15.358cm" svg:x2="10.125cm" svg:y2="15.328cm">
              <text:p/>
            </draw:line>
            <draw:line draw:style-name="gr157" draw:text-style-name="P2" draw:layer="layout" svg:x1="10.185cm" svg:y1="15.299cm" svg:x2="10.185cm" svg:y2="15.269cm">
              <text:p/>
            </draw:line>
            <draw:line draw:style-name="gr158" draw:text-style-name="P2" draw:layer="layout" svg:x1="10.185cm" svg:y1="15.358cm" svg:x2="10.185cm" svg:y2="15.328cm">
              <text:p/>
            </draw:line>
            <draw:line draw:style-name="gr159" draw:text-style-name="P2" draw:layer="layout" svg:x1="10.214cm" svg:y1="15.299cm" svg:x2="10.214cm" svg:y2="15.269cm">
              <text:p/>
            </draw:line>
            <draw:line draw:style-name="gr160" draw:text-style-name="P2" draw:layer="layout" svg:x1="10.214cm" svg:y1="15.358cm" svg:x2="10.214cm" svg:y2="15.328cm">
              <text:p/>
            </draw:line>
          </draw:g>
          <draw:g>
            <draw:custom-shape draw:style-name="gr161" draw:text-style-name="P1" draw:layer="layout" svg:width="0.595cm" svg:height="0.418cm" svg:x="9.291cm" svg:y="15.179cm">
              <text:p/>
              <draw:enhanced-geometry svg:viewBox="0 0 21600 21600" draw:mirror-horizontal="false" draw:mirror-vertical="false" draw:type="rectangle" draw:enhanced-path="M 0 0 L 21600 0 21600 21600 0 21600 0 0 Z N"/>
            </draw:custom-shape>
            <draw:rect draw:style-name="gr162" draw:text-style-name="P3" draw:layer="layout" svg:width="0.477cm" svg:height="0.298cm" svg:x="9.35cm" svg:y="15.239cm">
              <text:p/>
            </draw:rect>
            <draw:custom-shape draw:style-name="gr163" draw:text-style-name="P1" draw:layer="layout" svg:width="0.119cm" svg:height="0.059cm" svg:x="9.529cm" svg:y="15.597cm">
              <text:p/>
              <draw:enhanced-geometry svg:viewBox="0 0 21600 21600" draw:type="rectangle" draw:enhanced-path="M 0 0 L 21600 0 21600 21600 0 21600 0 0 Z N"/>
            </draw:custom-shape>
            <draw:custom-shape draw:style-name="gr164" draw:text-style-name="P1" draw:layer="layout" svg:width="0.715cm" svg:height="0.179cm" svg:x="9.231cm" svg:y="15.65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5" draw:text-style-name="P4" draw:layer="layout" svg:width="0.119cm" svg:height="0.031cm" svg:x="9.529cm" svg:y="15.77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6" draw:text-style-name="P1" draw:layer="layout" svg:width="0.595cm" svg:height="0.091cm" svg:x="9.291cm" svg:y="15.684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name="desktop 6">
          <draw:g>
            <draw:rect draw:style-name="gr167" draw:text-style-name="P1" draw:layer="layout" svg:width="0.298cm" svg:height="0.596cm" svg:x="9.976cm" svg:y="17.431cm">
              <text:p/>
            </draw:rect>
            <draw:line draw:style-name="gr168" draw:text-style-name="P2" draw:layer="layout" svg:x1="10.006cm" svg:y1="17.729cm" svg:x2="10.244cm" svg:y2="17.729cm">
              <text:p/>
            </draw:line>
            <draw:line draw:style-name="gr169" draw:text-style-name="P2" draw:layer="layout" svg:x1="10.036cm" svg:y1="17.938cm" svg:x2="10.215cm" svg:y2="17.938cm">
              <text:p/>
            </draw:line>
            <draw:line draw:style-name="gr170" draw:text-style-name="P2" draw:layer="layout" svg:x1="10.036cm" svg:y1="17.908cm" svg:x2="10.215cm" svg:y2="17.908cm">
              <text:p/>
            </draw:line>
            <draw:line draw:style-name="gr171" draw:text-style-name="P2" draw:layer="layout" svg:x1="10.006cm" svg:y1="17.491cm" svg:x2="10.006cm" svg:y2="17.461cm">
              <text:p/>
            </draw:line>
            <draw:line draw:style-name="gr172" draw:text-style-name="P2" draw:layer="layout" svg:x1="10.006cm" svg:y1="17.55cm" svg:x2="10.006cm" svg:y2="17.52cm">
              <text:p/>
            </draw:line>
            <draw:line draw:style-name="gr173" draw:text-style-name="P2" draw:layer="layout" svg:x1="10.036cm" svg:y1="17.491cm" svg:x2="10.036cm" svg:y2="17.461cm">
              <text:p/>
            </draw:line>
            <draw:line draw:style-name="gr174" draw:text-style-name="P2" draw:layer="layout" svg:x1="10.036cm" svg:y1="17.55cm" svg:x2="10.036cm" svg:y2="17.52cm">
              <text:p/>
            </draw:line>
            <draw:line draw:style-name="gr175" draw:text-style-name="P2" draw:layer="layout" svg:x1="10.095cm" svg:y1="17.491cm" svg:x2="10.095cm" svg:y2="17.461cm">
              <text:p/>
            </draw:line>
            <draw:line draw:style-name="gr176" draw:text-style-name="P2" draw:layer="layout" svg:x1="10.095cm" svg:y1="17.55cm" svg:x2="10.095cm" svg:y2="17.52cm">
              <text:p/>
            </draw:line>
            <draw:line draw:style-name="gr177" draw:text-style-name="P2" draw:layer="layout" svg:x1="10.125cm" svg:y1="17.491cm" svg:x2="10.125cm" svg:y2="17.461cm">
              <text:p/>
            </draw:line>
            <draw:line draw:style-name="gr178" draw:text-style-name="P2" draw:layer="layout" svg:x1="10.125cm" svg:y1="17.55cm" svg:x2="10.125cm" svg:y2="17.52cm">
              <text:p/>
            </draw:line>
            <draw:line draw:style-name="gr179" draw:text-style-name="P2" draw:layer="layout" svg:x1="10.185cm" svg:y1="17.491cm" svg:x2="10.185cm" svg:y2="17.461cm">
              <text:p/>
            </draw:line>
            <draw:line draw:style-name="gr180" draw:text-style-name="P2" draw:layer="layout" svg:x1="10.185cm" svg:y1="17.55cm" svg:x2="10.185cm" svg:y2="17.52cm">
              <text:p/>
            </draw:line>
            <draw:line draw:style-name="gr181" draw:text-style-name="P2" draw:layer="layout" svg:x1="10.214cm" svg:y1="17.491cm" svg:x2="10.214cm" svg:y2="17.461cm">
              <text:p/>
            </draw:line>
            <draw:line draw:style-name="gr182" draw:text-style-name="P2" draw:layer="layout" svg:x1="10.214cm" svg:y1="17.55cm" svg:x2="10.214cm" svg:y2="17.52cm">
              <text:p/>
            </draw:line>
          </draw:g>
          <draw:g>
            <draw:custom-shape draw:style-name="gr183" draw:text-style-name="P1" draw:layer="layout" svg:width="0.595cm" svg:height="0.418cm" svg:x="9.291cm" svg:y="17.371cm">
              <text:p/>
              <draw:enhanced-geometry svg:viewBox="0 0 21600 21600" draw:mirror-horizontal="false" draw:mirror-vertical="false" draw:type="rectangle" draw:enhanced-path="M 0 0 L 21600 0 21600 21600 0 21600 0 0 Z N"/>
            </draw:custom-shape>
            <draw:rect draw:style-name="gr184" draw:text-style-name="P3" draw:layer="layout" svg:width="0.477cm" svg:height="0.298cm" svg:x="9.35cm" svg:y="17.431cm">
              <text:p/>
            </draw:rect>
            <draw:custom-shape draw:style-name="gr185" draw:text-style-name="P1" draw:layer="layout" svg:width="0.119cm" svg:height="0.059cm" svg:x="9.529cm" svg:y="17.789cm">
              <text:p/>
              <draw:enhanced-geometry svg:viewBox="0 0 21600 21600" draw:type="rectangle" draw:enhanced-path="M 0 0 L 21600 0 21600 21600 0 21600 0 0 Z N"/>
            </draw:custom-shape>
            <draw:custom-shape draw:style-name="gr186" draw:text-style-name="P1" draw:layer="layout" svg:width="0.715cm" svg:height="0.179cm" svg:x="9.231cm" svg:y="17.84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7" draw:text-style-name="P4" draw:layer="layout" svg:width="0.119cm" svg:height="0.031cm" svg:x="9.529cm" svg:y="17.96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8" draw:text-style-name="P1" draw:layer="layout" svg:width="0.595cm" svg:height="0.091cm" svg:x="9.291cm" svg:y="17.876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name="hub 2">
          <draw:custom-shape draw:style-name="gr189" draw:text-style-name="P1" draw:layer="layout" svg:width="0.968cm" svg:height="0.403cm" svg:x="11.057cm" svg:y="15.91cm">
            <text:p/>
            <draw:enhanced-geometry svg:viewBox="0 0 21600 21600" draw:type="rectangle" draw:enhanced-path="M 0 0 L 21600 0 21600 21600 0 21600 0 0 Z N"/>
          </draw:custom-shape>
          <draw:custom-shape draw:style-name="gr190" draw:text-style-name="P1" draw:layer="layout" svg:width="0.887cm" svg:height="0.04cm" svg:x="11.098cm" svg:y="16.354cm">
            <text:p/>
            <draw:enhanced-geometry svg:viewBox="0 0 21600 21600" draw:type="rectangle" draw:enhanced-path="M 0 0 L 21600 0 21600 21600 0 21600 0 0 Z N"/>
          </draw:custom-shape>
          <draw:custom-shape draw:style-name="gr191" draw:text-style-name="P3" draw:layer="layout" svg:width="0.242cm" svg:height="0.242cm" svg:x="11.743cm" svg:y="15.99cm">
            <text:p/>
            <draw:enhanced-geometry svg:viewBox="0 0 21600 21600" draw:type="rectangle" draw:enhanced-path="M 0 0 L 21600 0 21600 21600 0 21600 0 0 Z N"/>
          </draw:custom-shape>
          <draw:custom-shape draw:style-name="gr192" draw:text-style-name="P5" draw:layer="layout" svg:width="0.04cm" svg:height="0.04cm" svg:x="11.783cm" svg:y="16.152cm">
            <text:p/>
            <draw:enhanced-geometry svg:viewBox="0 0 21600 21600" draw:type="rectangle" draw:enhanced-path="M 0 0 L 21600 0 21600 21600 0 21600 0 0 Z N"/>
          </draw:custom-shape>
          <draw:custom-shape draw:style-name="gr193" draw:text-style-name="P5" draw:layer="layout" svg:width="0.04cm" svg:height="0.04cm" svg:x="11.823cm" svg:y="16.152cm">
            <text:p/>
            <draw:enhanced-geometry svg:viewBox="0 0 21600 21600" draw:type="rectangle" draw:enhanced-path="M 0 0 L 21600 0 21600 21600 0 21600 0 0 Z N"/>
          </draw:custom-shape>
          <draw:line draw:style-name="gr194" draw:text-style-name="P2" draw:layer="layout" svg:x1="11.783cm" svg:y1="16.071cm" svg:x2="11.944cm" svg:y2="16.071cm">
            <text:p/>
          </draw:line>
          <draw:custom-shape draw:style-name="gr195" draw:text-style-name="P5" draw:layer="layout" svg:width="0.04cm" svg:height="0.04cm" svg:x="11.863cm" svg:y="16.152cm">
            <text:p/>
            <draw:enhanced-geometry svg:viewBox="0 0 21600 21600" draw:type="rectangle" draw:enhanced-path="M 0 0 L 21600 0 21600 21600 0 21600 0 0 Z N"/>
          </draw:custom-shape>
          <draw:custom-shape draw:style-name="gr196" draw:text-style-name="P5" draw:layer="layout" svg:width="0.041cm" svg:height="0.04cm" svg:x="11.903cm" svg:y="16.152cm">
            <text:p/>
            <draw:enhanced-geometry svg:viewBox="0 0 21600 21600" draw:type="rectangle" draw:enhanced-path="M 0 0 L 21600 0 21600 21600 0 21600 0 0 Z N"/>
          </draw:custom-shape>
          <draw:polygon draw:style-name="gr197" draw:text-style-name="P1" draw:layer="layout" svg:width="0.12cm" svg:height="0.104cm" svg:x="11.098cm" svg:y="16.071cm" svg:viewBox="0 0 121 105" draw:points="0,81 0,0 121,0 121,81 81,81 81,104 40,105 40,81">
            <text:p/>
          </draw:polygon>
          <draw:polygon draw:style-name="gr198" draw:text-style-name="P1" draw:layer="layout" svg:width="0.12cm" svg:height="0.104cm" svg:x="11.42cm" svg:y="16.072cm" svg:viewBox="0 0 121 105" draw:points="0,81 0,0 121,0 121,81 81,81 81,104 40,105 40,81">
            <text:p/>
          </draw:polygon>
          <draw:polygon draw:style-name="gr199" draw:text-style-name="P1" draw:layer="layout" svg:width="0.12cm" svg:height="0.104cm" svg:x="11.26cm" svg:y="16.072cm" svg:viewBox="0 0 121 105" draw:points="0,81 0,0 121,0 121,81 81,81 81,104 40,105 40,81">
            <text:p/>
          </draw:polygon>
          <draw:polygon draw:style-name="gr200" draw:text-style-name="P1" draw:layer="layout" svg:width="0.12cm" svg:height="0.104cm" svg:x="11.582cm" svg:y="16.072cm" svg:viewBox="0 0 121 105" draw:points="0,81 0,0 121,0 121,81 81,81 81,104 40,105 40,81">
            <text:p/>
          </draw:polygon>
        </draw:g>
        <draw:g draw:name="server 2">
          <draw:g>
            <draw:rect draw:style-name="gr201" draw:text-style-name="P1" draw:layer="layout" svg:width="1.123cm" svg:height="0.234cm" svg:x="11.944cm" svg:y="14.083cm">
              <text:p/>
            </draw:rect>
            <draw:circle draw:style-name="gr202" draw:text-style-name="P1" draw:layer="layout" svg:width="0.047cm" svg:height="0.047cm" svg:x="12.037cm" svg:y="14.177cm">
              <text:p/>
            </draw:circle>
            <draw:circle draw:style-name="gr203" draw:text-style-name="P3" draw:layer="layout" svg:width="0.14cm" svg:height="0.14cm" svg:x="12.786cm" svg:y="14.13cm">
              <text:p/>
            </draw:circle>
            <draw:circle draw:style-name="gr204" draw:text-style-name="P1" draw:layer="layout" svg:width="0.047cm" svg:height="0.047cm" svg:x="12.225cm" svg:y="14.177cm">
              <text:p/>
            </draw:circle>
            <draw:circle draw:style-name="gr205" draw:text-style-name="P1" draw:layer="layout" svg:width="0.047cm" svg:height="0.047cm" svg:x="12.131cm" svg:y="14.177cm">
              <text:p/>
            </draw:circle>
            <draw:custom-shape draw:style-name="gr206" draw:text-style-name="P1" draw:layer="layout" svg:width="0.282cm" svg:height="0.047cm" svg:x="12.411cm" svg:y="14.177cm">
              <text:p/>
              <draw:enhanced-geometry svg:viewBox="0 0 21600 21600" draw:type="rectangle" draw:enhanced-path="M 0 0 L 21600 0 21600 21600 0 21600 0 0 Z N"/>
            </draw:custom-shape>
          </draw:g>
          <draw:g>
            <draw:rect draw:style-name="gr207" draw:text-style-name="P1" draw:layer="layout" svg:width="1.123cm" svg:height="0.235cm" svg:x="11.944cm" svg:y="14.317cm">
              <text:p/>
            </draw:rect>
            <draw:ellipse draw:style-name="gr208" draw:text-style-name="P1" draw:layer="layout" svg:width="0.047cm" svg:height="0.046cm" svg:x="12.037cm" svg:y="14.411cm">
              <text:p/>
            </draw:ellipse>
            <draw:ellipse draw:style-name="gr209" draw:text-style-name="P3" draw:layer="layout" svg:width="0.14cm" svg:height="0.141cm" svg:x="12.786cm" svg:y="14.364cm">
              <text:p/>
            </draw:ellipse>
            <draw:ellipse draw:style-name="gr210" draw:text-style-name="P1" draw:layer="layout" svg:width="0.047cm" svg:height="0.046cm" svg:x="12.225cm" svg:y="14.411cm">
              <text:p/>
            </draw:ellipse>
            <draw:ellipse draw:style-name="gr211" draw:text-style-name="P1" draw:layer="layout" svg:width="0.047cm" svg:height="0.046cm" svg:x="12.131cm" svg:y="14.411cm">
              <text:p/>
            </draw:ellipse>
            <draw:custom-shape draw:style-name="gr212" draw:text-style-name="P1" draw:layer="layout" svg:width="0.282cm" svg:height="0.046cm" svg:x="12.411cm" svg:y="14.411cm">
              <text:p/>
              <draw:enhanced-geometry svg:viewBox="0 0 21600 21600" draw:type="rectangle" draw:enhanced-path="M 0 0 L 21600 0 21600 21600 0 21600 0 0 Z N"/>
            </draw:custom-shape>
          </draw:g>
          <draw:g>
            <draw:rect draw:style-name="gr213" draw:text-style-name="P1" draw:layer="layout" svg:width="1.123cm" svg:height="0.234cm" svg:x="11.944cm" svg:y="14.552cm">
              <text:p/>
            </draw:rect>
            <draw:circle draw:style-name="gr214" draw:text-style-name="P1" draw:layer="layout" svg:width="0.047cm" svg:height="0.047cm" svg:x="12.037cm" svg:y="14.645cm">
              <text:p/>
            </draw:circle>
            <draw:ellipse draw:style-name="gr215" draw:text-style-name="P3" draw:layer="layout" svg:width="0.14cm" svg:height="0.141cm" svg:x="12.786cm" svg:y="14.598cm">
              <text:p/>
            </draw:ellipse>
            <draw:circle draw:style-name="gr216" draw:text-style-name="P1" draw:layer="layout" svg:width="0.047cm" svg:height="0.047cm" svg:x="12.225cm" svg:y="14.645cm">
              <text:p/>
            </draw:circle>
            <draw:circle draw:style-name="gr217" draw:text-style-name="P1" draw:layer="layout" svg:width="0.047cm" svg:height="0.047cm" svg:x="12.131cm" svg:y="14.645cm">
              <text:p/>
            </draw:circle>
            <draw:custom-shape draw:style-name="gr218" draw:text-style-name="P1" draw:layer="layout" svg:width="0.282cm" svg:height="0.047cm" svg:x="12.411cm" svg:y="14.645cm">
              <text:p/>
              <draw:enhanced-geometry svg:viewBox="0 0 21600 21600" draw:type="rectangle" draw:enhanced-path="M 0 0 L 21600 0 21600 21600 0 21600 0 0 Z N"/>
            </draw:custom-shape>
          </draw:g>
          <draw:g>
            <draw:rect draw:style-name="gr219" draw:text-style-name="P1" draw:layer="layout" svg:width="1.123cm" svg:height="0.233cm" svg:x="11.944cm" svg:y="14.786cm">
              <text:p/>
            </draw:rect>
            <draw:circle draw:style-name="gr220" draw:text-style-name="P1" draw:layer="layout" svg:width="0.047cm" svg:height="0.047cm" svg:x="12.037cm" svg:y="14.879cm">
              <text:p/>
            </draw:circle>
            <draw:ellipse draw:style-name="gr221" draw:text-style-name="P3" draw:layer="layout" svg:width="0.14cm" svg:height="0.141cm" svg:x="12.786cm" svg:y="14.832cm">
              <text:p/>
            </draw:ellipse>
            <draw:circle draw:style-name="gr222" draw:text-style-name="P1" draw:layer="layout" svg:width="0.047cm" svg:height="0.047cm" svg:x="12.225cm" svg:y="14.879cm">
              <text:p/>
            </draw:circle>
            <draw:circle draw:style-name="gr223" draw:text-style-name="P1" draw:layer="layout" svg:width="0.047cm" svg:height="0.047cm" svg:x="12.131cm" svg:y="14.879cm">
              <text:p/>
            </draw:circle>
            <draw:custom-shape draw:style-name="gr224" draw:text-style-name="P1" draw:layer="layout" svg:width="0.282cm" svg:height="0.047cm" svg:x="12.411cm" svg:y="14.879cm">
              <text:p/>
              <draw:enhanced-geometry svg:viewBox="0 0 21600 21600" draw:type="rectangle" draw:enhanced-path="M 0 0 L 21600 0 21600 21600 0 21600 0 0 Z N"/>
            </draw:custom-shape>
          </draw:g>
        </draw:g>
        <draw:g draw:name="multi-function-device 2">
          <draw:custom-shape draw:name="Rectangle-Cut- 2" draw:style-name="gr225" draw:text-style-name="P6" draw:layer="layout" svg:width="0.821cm" svg:height="0.523cm" svg:x="12.063cm" svg:y="17.316cm">
            <text:p/>
            <draw:enhanced-geometry draw:mirror-horizontal="false" draw:mirror-vertical="false"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style-name="gr226" draw:text-style-name="P7" draw:layer="layout" svg:width="0.075cm" svg:height="0.075cm" svg:x="12.771cm" svg:y="17.35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27" draw:text-style-name="P7" draw:layer="layout" svg:width="0.075cm" svg:height="0.074cm" svg:x="12.286cm" svg:y="17.503cm">
            <text:p/>
            <draw:enhanced-geometry svg:viewBox="0 0 21600 21600" draw:type="rectangle" draw:enhanced-path="M 0 0 L 21600 0 21600 21600 0 21600 0 0 Z N"/>
          </draw:custom-shape>
          <draw:custom-shape draw:style-name="gr228" draw:text-style-name="P7" draw:layer="layout" svg:width="0.075cm" svg:height="0.074cm" svg:x="12.361cm" svg:y="17.503cm">
            <text:p/>
            <draw:enhanced-geometry svg:viewBox="0 0 21600 21600" draw:type="rectangle" draw:enhanced-path="M 0 0 L 21600 0 21600 21600 0 21600 0 0 Z N"/>
          </draw:custom-shape>
          <draw:custom-shape draw:style-name="gr229" draw:text-style-name="P7" draw:layer="layout" svg:width="0.075cm" svg:height="0.074cm" svg:x="12.436cm" svg:y="17.503cm">
            <text:p/>
            <draw:enhanced-geometry svg:viewBox="0 0 21600 21600" draw:type="rectangle" draw:enhanced-path="M 0 0 L 21600 0 21600 21600 0 21600 0 0 Z N"/>
          </draw:custom-shape>
          <draw:custom-shape draw:style-name="gr230" draw:text-style-name="P7" draw:layer="layout" svg:width="0.075cm" svg:height="0.075cm" svg:x="12.286cm" svg:y="17.577cm">
            <text:p/>
            <draw:enhanced-geometry svg:viewBox="0 0 21600 21600" draw:type="rectangle" draw:enhanced-path="M 0 0 L 21600 0 21600 21600 0 21600 0 0 Z N"/>
          </draw:custom-shape>
          <draw:custom-shape draw:style-name="gr231" draw:text-style-name="P7" draw:layer="layout" svg:width="0.075cm" svg:height="0.075cm" svg:x="12.361cm" svg:y="17.577cm">
            <text:p/>
            <draw:enhanced-geometry svg:viewBox="0 0 21600 21600" draw:type="rectangle" draw:enhanced-path="M 0 0 L 21600 0 21600 21600 0 21600 0 0 Z N"/>
          </draw:custom-shape>
          <draw:custom-shape draw:style-name="gr232" draw:text-style-name="P7" draw:layer="layout" svg:width="0.075cm" svg:height="0.075cm" svg:x="12.436cm" svg:y="17.577cm">
            <text:p/>
            <draw:enhanced-geometry svg:viewBox="0 0 21600 21600" draw:type="rectangle" draw:enhanced-path="M 0 0 L 21600 0 21600 21600 0 21600 0 0 Z N"/>
          </draw:custom-shape>
          <draw:custom-shape draw:style-name="gr233" draw:text-style-name="P7" draw:layer="layout" svg:width="0.075cm" svg:height="0.074cm" svg:x="12.286cm" svg:y="17.652cm">
            <text:p/>
            <draw:enhanced-geometry svg:viewBox="0 0 21600 21600" draw:type="rectangle" draw:enhanced-path="M 0 0 L 21600 0 21600 21600 0 21600 0 0 Z N"/>
          </draw:custom-shape>
          <draw:custom-shape draw:style-name="gr234" draw:text-style-name="P7" draw:layer="layout" svg:width="0.075cm" svg:height="0.074cm" svg:x="12.361cm" svg:y="17.652cm">
            <text:p/>
            <draw:enhanced-geometry svg:viewBox="0 0 21600 21600" draw:type="rectangle" draw:enhanced-path="M 0 0 L 21600 0 21600 21600 0 21600 0 0 Z N"/>
          </draw:custom-shape>
          <draw:custom-shape draw:style-name="gr235" draw:text-style-name="P7" draw:layer="layout" svg:width="0.075cm" svg:height="0.074cm" svg:x="12.436cm" svg:y="17.652cm">
            <text:p/>
            <draw:enhanced-geometry svg:viewBox="0 0 21600 21600" draw:type="rectangle" draw:enhanced-path="M 0 0 L 21600 0 21600 21600 0 21600 0 0 Z N"/>
          </draw:custom-shape>
          <draw:custom-shape draw:style-name="gr236" draw:text-style-name="P7" draw:layer="layout" svg:width="0.373cm" svg:height="0.149cm" svg:x="12.212cm" svg:y="17.764cm">
            <text:p/>
            <draw:enhanced-geometry svg:viewBox="0 0 21600 21600" draw:type="rectangle" draw:enhanced-path="M 0 0 L 21600 0 21600 21600 0 21600 0 0 Z N"/>
          </draw:custom-shape>
          <draw:line draw:style-name="gr237" draw:text-style-name="P2" draw:layer="layout" svg:x1="12.249cm" svg:y1="17.801cm" svg:x2="12.548cm" svg:y2="17.801cm">
            <text:p/>
          </draw:line>
          <draw:line draw:style-name="gr238" draw:text-style-name="P2" draw:layer="layout" svg:x1="12.249cm" svg:y1="17.839cm" svg:x2="12.548cm" svg:y2="17.839cm">
            <text:p/>
          </draw:line>
          <draw:line draw:style-name="gr239" draw:text-style-name="P2" draw:layer="layout" svg:x1="12.249cm" svg:y1="17.876cm" svg:x2="12.548cm" svg:y2="17.876cm">
            <text:p/>
          </draw:line>
          <draw:custom-shape draw:style-name="gr240" draw:text-style-name="P1" draw:layer="layout" svg:width="0.827cm" svg:height="0.038cm" draw:transform="rotate (-0.10786134777325) translate (12.059cm 17.189cm)">
            <text:p/>
            <draw:enhanced-geometry svg:viewBox="0 0 21600 21600" draw:mirror-horizontal="true" draw:type="rectangle" draw:enhanced-path="M 0 0 L 21600 0 21600 21600 0 21600 0 0 Z N"/>
          </draw:custom-shape>
        </draw:g>
        <draw:line draw:style-name="gr119" draw:text-style-name="P8" draw:layer="layout" svg:x1="10.144cm" svg:y1="14.449cm" svg:x2="11.423cm" svg:y2="15.91cm">
          <text:p/>
        </draw:line>
        <draw:line draw:style-name="gr119" draw:text-style-name="P8" draw:layer="layout" svg:x1="10.144cm" svg:y1="15.545cm" svg:x2="11.057cm" svg:y2="15.91cm">
          <text:p/>
        </draw:line>
        <draw:line draw:style-name="gr119" draw:text-style-name="P8" draw:layer="layout" svg:x1="10.144cm" svg:y1="17.554cm" svg:x2="11.24cm" svg:y2="16.458cm">
          <text:p/>
        </draw:line>
        <draw:line draw:style-name="gr119" draw:text-style-name="P8" draw:layer="layout" svg:x1="12.336cm" svg:y1="17.371cm" svg:x2="11.605cm" svg:y2="16.458cm">
          <text:p/>
        </draw:line>
        <draw:line draw:style-name="gr119" draw:text-style-name="P8" draw:layer="layout" svg:x1="12.336cm" svg:y1="14.997cm" svg:x2="11.605cm" svg:y2="15.91cm">
          <text:p/>
        </draw:line>
        <draw:custom-shape draw:style-name="gr120" draw:text-style-name="P8" draw:layer="layout" svg:width="5.297cm" svg:height="5.297cm" svg:x="8.5cm" svg:y="13.353cm">
          <text:p/>
          <draw:enhanced-geometry svg:viewBox="0 0 21600 21600" draw:type="rectangle" draw:enhanced-path="M 0 0 L 21600 0 21600 21600 0 21600 0 0 Z N"/>
        </draw:custom-shape>
        <draw:custom-shape draw:style-name="gr121" draw:text-style-name="P11" draw:layer="layout" svg:width="2.923cm" svg:height="0.548cm" svg:x="9.669cm" svg:y="13.426cm">
          <text:p text:style-name="P10"><text:span text:style-name="T1">Отдел N</text:span></text:p>
          <draw:enhanced-geometry svg:viewBox="0 0 21600 21600" draw:type="rectangle" draw:enhanced-path="M 0 0 L 21600 0 21600 21600 0 21600 0 0 Z N"/>
        </draw:custom-shape>
        <draw:custom-shape draw:style-name="gr122" draw:text-style-name="P8" draw:layer="layout" svg:width="0.913cm" svg:height="0.001cm" svg:x="9.231cm" svg:y="16.64cm">
          <text:p text:style-name="P9">...</text:p>
          <draw:enhanced-geometry svg:viewBox="0 0 21600 21600" draw:mirror-horizontal="false" draw:mirror-vertical="false" draw:type="rectangle" draw:enhanced-path="M 0 0 L 21600 0 21600 21600 0 21600 0 0 Z N"/>
        </draw:custom-shape>
        <draw:g draw:name="router 1">
          <draw:custom-shape draw:style-name="gr241" draw:text-style-name="P1" draw:layer="layout" svg:width="1.347cm" svg:height="0.561cm" svg:x="16.469cm" svg:y="12.387cm">
            <text:p/>
            <draw:enhanced-geometry svg:viewBox="0 0 21600 21600" draw:type="rectangle" draw:enhanced-path="M 0 0 L 21600 0 21600 21600 0 21600 0 0 Z N"/>
          </draw:custom-shape>
          <draw:custom-shape draw:style-name="gr242" draw:text-style-name="P1" draw:layer="layout" svg:width="1.235cm" svg:height="0.056cm" svg:x="16.525cm" svg:y="13.004cm">
            <text:p/>
            <draw:enhanced-geometry svg:viewBox="0 0 21600 21600" draw:type="rectangle" draw:enhanced-path="M 0 0 L 21600 0 21600 21600 0 21600 0 0 Z N"/>
          </draw:custom-shape>
          <draw:custom-shape draw:style-name="gr243" draw:text-style-name="P3" draw:layer="layout" svg:width="0.337cm" svg:height="0.337cm" svg:x="17.423cm" svg:y="12.499cm">
            <text:p/>
            <draw:enhanced-geometry svg:viewBox="0 0 21600 21600" draw:type="rectangle" draw:enhanced-path="M 0 0 L 21600 0 21600 21600 0 21600 0 0 Z N"/>
          </draw:custom-shape>
          <draw:line draw:style-name="gr244" draw:text-style-name="P2" draw:layer="layout" svg:x1="17.457cm" svg:y1="12.667cm" svg:x2="17.569cm" svg:y2="12.667cm">
            <text:p/>
          </draw:line>
          <draw:polygon draw:style-name="gr245" draw:text-style-name="P1" draw:layer="layout" svg:width="0.167cm" svg:height="0.145cm" svg:x="16.525cm" svg:y="12.701cm" svg:viewBox="0 0 168 146" draw:points="0,113 0,0 168,0 168,113 112,113 112,146 56,146 56,113">
            <text:p/>
          </draw:polygon>
          <draw:line draw:style-name="gr246" draw:text-style-name="P2" draw:layer="layout" svg:x1="17.614cm" svg:y1="12.667cm" svg:x2="17.726cm" svg:y2="12.667cm">
            <text:p/>
          </draw:line>
          <draw:line draw:style-name="gr247" draw:text-style-name="P2" draw:layer="layout" svg:x1="17.591cm" svg:y1="12.544cm" svg:x2="17.591cm" svg:y2="12.656cm">
            <text:p/>
          </draw:line>
          <draw:line draw:style-name="gr248" draw:text-style-name="P2" draw:layer="layout" svg:x1="17.591cm" svg:y1="12.791cm" svg:x2="17.591cm" svg:y2="12.679cm">
            <text:p/>
          </draw:line>
          <draw:polygon draw:style-name="gr249" draw:text-style-name="P1" draw:layer="layout" svg:width="0.167cm" svg:height="0.145cm" svg:x="16.974cm" svg:y="12.702cm" svg:viewBox="0 0 168 146" draw:points="0,113 0,0 168,0 168,113 112,113 112,146 56,146 56,113">
            <text:p/>
          </draw:polygon>
          <draw:polygon draw:style-name="gr250" draw:text-style-name="P1" draw:layer="layout" svg:width="0.167cm" svg:height="0.145cm" svg:x="16.75cm" svg:y="12.702cm" svg:viewBox="0 0 168 146" draw:points="0,113 0,0 168,0 168,113 112,113 112,146 56,146 56,113">
            <text:p/>
          </draw:polygon>
          <draw:polygon draw:style-name="gr251" draw:text-style-name="P1" draw:layer="layout" svg:width="0.167cm" svg:height="0.145cm" svg:x="17.2cm" svg:y="12.702cm" svg:viewBox="0 0 168 146" draw:points="0,113 0,0 168,0 168,113 112,113 112,146 56,146 56,113">
            <text:p/>
          </draw:polygon>
          <draw:polygon draw:style-name="gr252" draw:text-style-name="P1" draw:layer="layout" svg:width="0.167cm" svg:height="0.145cm" svg:x="16.525cm" svg:y="12.5cm" svg:viewBox="0 0 168 146" draw:points="0,113 0,0 168,0 168,113 112,113 112,146 56,146 56,113">
            <text:p/>
          </draw:polygon>
          <draw:polygon draw:style-name="gr253" draw:text-style-name="P1" draw:layer="layout" svg:width="0.167cm" svg:height="0.145cm" svg:x="16.974cm" svg:y="12.501cm" svg:viewBox="0 0 168 146" draw:points="0,113 0,0 168,0 168,113 112,113 112,146 56,146 56,113">
            <text:p/>
          </draw:polygon>
          <draw:polygon draw:style-name="gr254" draw:text-style-name="P1" draw:layer="layout" svg:width="0.167cm" svg:height="0.145cm" svg:x="16.75cm" svg:y="12.501cm" svg:viewBox="0 0 168 146" draw:points="0,113 0,0 168,0 168,113 112,113 112,146 56,146 56,113">
            <text:p/>
          </draw:polygon>
          <draw:polygon draw:style-name="gr255" draw:text-style-name="P1" draw:layer="layout" svg:width="0.167cm" svg:height="0.145cm" svg:x="17.2cm" svg:y="12.502cm" svg:viewBox="0 0 168 146" draw:points="0,113 0,0 168,0 168,113 112,113 112,146 56,146 56,113">
            <text:p/>
          </draw:polygon>
        </draw:g>
        <draw:g draw:name="server 3">
          <draw:g>
            <draw:rect draw:style-name="gr256" draw:text-style-name="P1" draw:layer="layout" svg:width="1.123cm" svg:height="0.234cm" svg:x="18.191cm" svg:y="7.617cm">
              <text:p/>
            </draw:rect>
            <draw:circle draw:style-name="gr257" draw:text-style-name="P1" draw:layer="layout" svg:width="0.047cm" svg:height="0.047cm" svg:x="18.284cm" svg:y="7.71cm">
              <text:p/>
            </draw:circle>
            <draw:ellipse draw:style-name="gr258" draw:text-style-name="P3" draw:layer="layout" svg:width="0.141cm" svg:height="0.14cm" svg:x="19.033cm" svg:y="7.664cm">
              <text:p/>
            </draw:ellipse>
            <draw:circle draw:style-name="gr259" draw:text-style-name="P1" draw:layer="layout" svg:width="0.047cm" svg:height="0.047cm" svg:x="18.472cm" svg:y="7.71cm">
              <text:p/>
            </draw:circle>
            <draw:ellipse draw:style-name="gr260" draw:text-style-name="P1" draw:layer="layout" svg:width="0.046cm" svg:height="0.047cm" svg:x="18.379cm" svg:y="7.71cm">
              <text:p/>
            </draw:ellipse>
            <draw:custom-shape draw:style-name="gr261" draw:text-style-name="P1" draw:layer="layout" svg:width="0.282cm" svg:height="0.047cm" svg:x="18.658cm" svg:y="7.71cm">
              <text:p/>
              <draw:enhanced-geometry svg:viewBox="0 0 21600 21600" draw:type="rectangle" draw:enhanced-path="M 0 0 L 21600 0 21600 21600 0 21600 0 0 Z N"/>
            </draw:custom-shape>
          </draw:g>
          <draw:g>
            <draw:rect draw:style-name="gr262" draw:text-style-name="P1" draw:layer="layout" svg:width="1.123cm" svg:height="0.234cm" svg:x="18.191cm" svg:y="7.851cm">
              <text:p/>
            </draw:rect>
            <draw:circle draw:style-name="gr263" draw:text-style-name="P1" draw:layer="layout" svg:width="0.047cm" svg:height="0.047cm" svg:x="18.284cm" svg:y="7.944cm">
              <text:p/>
            </draw:circle>
            <draw:circle draw:style-name="gr264" draw:text-style-name="P3" draw:layer="layout" svg:width="0.141cm" svg:height="0.141cm" svg:x="19.033cm" svg:y="7.898cm">
              <text:p/>
            </draw:circle>
            <draw:circle draw:style-name="gr265" draw:text-style-name="P1" draw:layer="layout" svg:width="0.047cm" svg:height="0.047cm" svg:x="18.472cm" svg:y="7.944cm">
              <text:p/>
            </draw:circle>
            <draw:ellipse draw:style-name="gr266" draw:text-style-name="P1" draw:layer="layout" svg:width="0.046cm" svg:height="0.047cm" svg:x="18.379cm" svg:y="7.944cm">
              <text:p/>
            </draw:ellipse>
            <draw:custom-shape draw:style-name="gr267" draw:text-style-name="P1" draw:layer="layout" svg:width="0.282cm" svg:height="0.047cm" svg:x="18.658cm" svg:y="7.944cm">
              <text:p/>
              <draw:enhanced-geometry svg:viewBox="0 0 21600 21600" draw:type="rectangle" draw:enhanced-path="M 0 0 L 21600 0 21600 21600 0 21600 0 0 Z N"/>
            </draw:custom-shape>
          </draw:g>
          <draw:g>
            <draw:rect draw:style-name="gr268" draw:text-style-name="P1" draw:layer="layout" svg:width="1.123cm" svg:height="0.234cm" svg:x="18.191cm" svg:y="8.085cm">
              <text:p/>
            </draw:rect>
            <draw:circle draw:style-name="gr269" draw:text-style-name="P1" draw:layer="layout" svg:width="0.047cm" svg:height="0.047cm" svg:x="18.284cm" svg:y="8.179cm">
              <text:p/>
            </draw:circle>
            <draw:ellipse draw:style-name="gr270" draw:text-style-name="P3" draw:layer="layout" svg:width="0.141cm" svg:height="0.14cm" svg:x="19.033cm" svg:y="8.132cm">
              <text:p/>
            </draw:ellipse>
            <draw:circle draw:style-name="gr271" draw:text-style-name="P1" draw:layer="layout" svg:width="0.047cm" svg:height="0.047cm" svg:x="18.472cm" svg:y="8.179cm">
              <text:p/>
            </draw:circle>
            <draw:ellipse draw:style-name="gr272" draw:text-style-name="P1" draw:layer="layout" svg:width="0.046cm" svg:height="0.047cm" svg:x="18.379cm" svg:y="8.179cm">
              <text:p/>
            </draw:ellipse>
            <draw:custom-shape draw:style-name="gr273" draw:text-style-name="P1" draw:layer="layout" svg:width="0.282cm" svg:height="0.047cm" svg:x="18.658cm" svg:y="8.179cm">
              <text:p/>
              <draw:enhanced-geometry svg:viewBox="0 0 21600 21600" draw:type="rectangle" draw:enhanced-path="M 0 0 L 21600 0 21600 21600 0 21600 0 0 Z N"/>
            </draw:custom-shape>
          </draw:g>
          <draw:g>
            <draw:rect draw:style-name="gr274" draw:text-style-name="P1" draw:layer="layout" svg:width="1.123cm" svg:height="0.234cm" svg:x="18.191cm" svg:y="8.319cm">
              <text:p/>
            </draw:rect>
            <draw:ellipse draw:style-name="gr275" draw:text-style-name="P1" draw:layer="layout" svg:width="0.047cm" svg:height="0.046cm" svg:x="18.284cm" svg:y="8.413cm">
              <text:p/>
            </draw:ellipse>
            <draw:ellipse draw:style-name="gr276" draw:text-style-name="P3" draw:layer="layout" svg:width="0.141cm" svg:height="0.14cm" svg:x="19.033cm" svg:y="8.366cm">
              <text:p/>
            </draw:ellipse>
            <draw:ellipse draw:style-name="gr277" draw:text-style-name="P1" draw:layer="layout" svg:width="0.047cm" svg:height="0.046cm" svg:x="18.472cm" svg:y="8.413cm">
              <text:p/>
            </draw:ellipse>
            <draw:circle draw:style-name="gr278" draw:text-style-name="P1" draw:layer="layout" svg:width="0.046cm" svg:height="0.046cm" svg:x="18.379cm" svg:y="8.413cm">
              <text:p/>
            </draw:circle>
            <draw:custom-shape draw:style-name="gr279" draw:text-style-name="P1" draw:layer="layout" svg:width="0.282cm" svg:height="0.046cm" svg:x="18.658cm" svg:y="8.413cm">
              <text:p/>
              <draw:enhanced-geometry svg:viewBox="0 0 21600 21600" draw:type="rectangle" draw:enhanced-path="M 0 0 L 21600 0 21600 21600 0 21600 0 0 Z N"/>
            </draw:custom-shape>
          </draw:g>
        </draw:g>
        <draw:g draw:name="server 4">
          <draw:g>
            <draw:rect draw:style-name="gr280" draw:text-style-name="P1" draw:layer="layout" svg:width="1.123cm" svg:height="0.234cm" svg:x="18.218cm" svg:y="8.873cm">
              <text:p/>
            </draw:rect>
            <draw:circle draw:style-name="gr281" draw:text-style-name="P1" draw:layer="layout" svg:width="0.047cm" svg:height="0.047cm" svg:x="18.311cm" svg:y="8.966cm">
              <text:p/>
            </draw:circle>
            <draw:ellipse draw:style-name="gr282" draw:text-style-name="P3" draw:layer="layout" svg:width="0.141cm" svg:height="0.14cm" svg:x="19.06cm" svg:y="8.92cm">
              <text:p/>
            </draw:ellipse>
            <draw:circle draw:style-name="gr283" draw:text-style-name="P1" draw:layer="layout" svg:width="0.047cm" svg:height="0.047cm" svg:x="18.499cm" svg:y="8.966cm">
              <text:p/>
            </draw:circle>
            <draw:ellipse draw:style-name="gr284" draw:text-style-name="P1" draw:layer="layout" svg:width="0.046cm" svg:height="0.047cm" svg:x="18.406cm" svg:y="8.966cm">
              <text:p/>
            </draw:ellipse>
            <draw:custom-shape draw:style-name="gr285" draw:text-style-name="P1" draw:layer="layout" svg:width="0.283cm" svg:height="0.047cm" svg:x="18.685cm" svg:y="8.966cm">
              <text:p/>
              <draw:enhanced-geometry svg:viewBox="0 0 21600 21600" draw:type="rectangle" draw:enhanced-path="M 0 0 L 21600 0 21600 21600 0 21600 0 0 Z N"/>
            </draw:custom-shape>
          </draw:g>
          <draw:g>
            <draw:rect draw:style-name="gr286" draw:text-style-name="P1" draw:layer="layout" svg:width="1.123cm" svg:height="0.234cm" svg:x="18.218cm" svg:y="9.107cm">
              <text:p/>
            </draw:rect>
            <draw:circle draw:style-name="gr287" draw:text-style-name="P1" draw:layer="layout" svg:width="0.047cm" svg:height="0.047cm" svg:x="18.311cm" svg:y="9.2cm">
              <text:p/>
            </draw:circle>
            <draw:circle draw:style-name="gr288" draw:text-style-name="P3" draw:layer="layout" svg:width="0.141cm" svg:height="0.141cm" svg:x="19.06cm" svg:y="9.154cm">
              <text:p/>
            </draw:circle>
            <draw:circle draw:style-name="gr289" draw:text-style-name="P1" draw:layer="layout" svg:width="0.047cm" svg:height="0.047cm" svg:x="18.499cm" svg:y="9.2cm">
              <text:p/>
            </draw:circle>
            <draw:ellipse draw:style-name="gr290" draw:text-style-name="P1" draw:layer="layout" svg:width="0.046cm" svg:height="0.047cm" svg:x="18.406cm" svg:y="9.2cm">
              <text:p/>
            </draw:ellipse>
            <draw:custom-shape draw:style-name="gr291" draw:text-style-name="P1" draw:layer="layout" svg:width="0.283cm" svg:height="0.047cm" svg:x="18.685cm" svg:y="9.2cm">
              <text:p/>
              <draw:enhanced-geometry svg:viewBox="0 0 21600 21600" draw:type="rectangle" draw:enhanced-path="M 0 0 L 21600 0 21600 21600 0 21600 0 0 Z N"/>
            </draw:custom-shape>
          </draw:g>
          <draw:g>
            <draw:rect draw:style-name="gr292" draw:text-style-name="P1" draw:layer="layout" svg:width="1.123cm" svg:height="0.234cm" svg:x="18.218cm" svg:y="9.341cm">
              <text:p/>
            </draw:rect>
            <draw:circle draw:style-name="gr293" draw:text-style-name="P1" draw:layer="layout" svg:width="0.047cm" svg:height="0.047cm" svg:x="18.311cm" svg:y="9.435cm">
              <text:p/>
            </draw:circle>
            <draw:ellipse draw:style-name="gr294" draw:text-style-name="P3" draw:layer="layout" svg:width="0.141cm" svg:height="0.14cm" svg:x="19.06cm" svg:y="9.388cm">
              <text:p/>
            </draw:ellipse>
            <draw:circle draw:style-name="gr295" draw:text-style-name="P1" draw:layer="layout" svg:width="0.047cm" svg:height="0.047cm" svg:x="18.499cm" svg:y="9.435cm">
              <text:p/>
            </draw:circle>
            <draw:ellipse draw:style-name="gr296" draw:text-style-name="P1" draw:layer="layout" svg:width="0.046cm" svg:height="0.047cm" svg:x="18.406cm" svg:y="9.435cm">
              <text:p/>
            </draw:ellipse>
            <draw:custom-shape draw:style-name="gr297" draw:text-style-name="P1" draw:layer="layout" svg:width="0.283cm" svg:height="0.047cm" svg:x="18.685cm" svg:y="9.435cm">
              <text:p/>
              <draw:enhanced-geometry svg:viewBox="0 0 21600 21600" draw:type="rectangle" draw:enhanced-path="M 0 0 L 21600 0 21600 21600 0 21600 0 0 Z N"/>
            </draw:custom-shape>
          </draw:g>
          <draw:g>
            <draw:rect draw:style-name="gr298" draw:text-style-name="P1" draw:layer="layout" svg:width="1.123cm" svg:height="0.234cm" svg:x="18.218cm" svg:y="9.575cm">
              <text:p/>
            </draw:rect>
            <draw:ellipse draw:style-name="gr299" draw:text-style-name="P1" draw:layer="layout" svg:width="0.047cm" svg:height="0.046cm" svg:x="18.311cm" svg:y="9.669cm">
              <text:p/>
            </draw:ellipse>
            <draw:ellipse draw:style-name="gr300" draw:text-style-name="P3" draw:layer="layout" svg:width="0.141cm" svg:height="0.14cm" svg:x="19.06cm" svg:y="9.622cm">
              <text:p/>
            </draw:ellipse>
            <draw:ellipse draw:style-name="gr301" draw:text-style-name="P1" draw:layer="layout" svg:width="0.047cm" svg:height="0.046cm" svg:x="18.499cm" svg:y="9.669cm">
              <text:p/>
            </draw:ellipse>
            <draw:circle draw:style-name="gr302" draw:text-style-name="P1" draw:layer="layout" svg:width="0.046cm" svg:height="0.046cm" svg:x="18.406cm" svg:y="9.669cm">
              <text:p/>
            </draw:circle>
            <draw:custom-shape draw:style-name="gr303" draw:text-style-name="P1" draw:layer="layout" svg:width="0.283cm" svg:height="0.046cm" svg:x="18.685cm" svg:y="9.669cm">
              <text:p/>
              <draw:enhanced-geometry svg:viewBox="0 0 21600 21600" draw:type="rectangle" draw:enhanced-path="M 0 0 L 21600 0 21600 21600 0 21600 0 0 Z N"/>
            </draw:custom-shape>
          </draw:g>
        </draw:g>
        <draw:custom-shape draw:style-name="gr122" draw:text-style-name="P8" draw:layer="layout" svg:width="0.913cm" svg:height="0.001cm" svg:x="18.364cm" svg:y="9.992cm">
          <text:p text:style-name="P9">...</text:p>
          <draw:enhanced-geometry svg:viewBox="0 0 21600 21600" draw:mirror-horizontal="false" draw:mirror-vertical="false" draw:type="rectangle" draw:enhanced-path="M 0 0 L 21600 0 21600 21600 0 21600 0 0 Z N"/>
        </draw:custom-shape>
        <draw:g draw:name="server 5">
          <draw:g>
            <draw:rect draw:style-name="gr304" draw:text-style-name="P1" draw:layer="layout" svg:width="1.123cm" svg:height="0.234cm" svg:x="18.218cm" svg:y="10.357cm">
              <text:p/>
            </draw:rect>
            <draw:circle draw:style-name="gr305" draw:text-style-name="P1" draw:layer="layout" svg:width="0.047cm" svg:height="0.047cm" svg:x="18.311cm" svg:y="10.45cm">
              <text:p/>
            </draw:circle>
            <draw:ellipse draw:style-name="gr306" draw:text-style-name="P3" draw:layer="layout" svg:width="0.141cm" svg:height="0.14cm" svg:x="19.06cm" svg:y="10.404cm">
              <text:p/>
            </draw:ellipse>
            <draw:circle draw:style-name="gr307" draw:text-style-name="P1" draw:layer="layout" svg:width="0.047cm" svg:height="0.047cm" svg:x="18.499cm" svg:y="10.45cm">
              <text:p/>
            </draw:circle>
            <draw:ellipse draw:style-name="gr308" draw:text-style-name="P1" draw:layer="layout" svg:width="0.046cm" svg:height="0.047cm" svg:x="18.406cm" svg:y="10.45cm">
              <text:p/>
            </draw:ellipse>
            <draw:custom-shape draw:style-name="gr309" draw:text-style-name="P1" draw:layer="layout" svg:width="0.283cm" svg:height="0.047cm" svg:x="18.685cm" svg:y="10.45cm">
              <text:p/>
              <draw:enhanced-geometry svg:viewBox="0 0 21600 21600" draw:type="rectangle" draw:enhanced-path="M 0 0 L 21600 0 21600 21600 0 21600 0 0 Z N"/>
            </draw:custom-shape>
          </draw:g>
          <draw:g>
            <draw:rect draw:style-name="gr310" draw:text-style-name="P1" draw:layer="layout" svg:width="1.123cm" svg:height="0.234cm" svg:x="18.218cm" svg:y="10.591cm">
              <text:p/>
            </draw:rect>
            <draw:circle draw:style-name="gr311" draw:text-style-name="P1" draw:layer="layout" svg:width="0.047cm" svg:height="0.047cm" svg:x="18.311cm" svg:y="10.684cm">
              <text:p/>
            </draw:circle>
            <draw:circle draw:style-name="gr312" draw:text-style-name="P3" draw:layer="layout" svg:width="0.141cm" svg:height="0.141cm" svg:x="19.06cm" svg:y="10.638cm">
              <text:p/>
            </draw:circle>
            <draw:circle draw:style-name="gr313" draw:text-style-name="P1" draw:layer="layout" svg:width="0.047cm" svg:height="0.047cm" svg:x="18.499cm" svg:y="10.684cm">
              <text:p/>
            </draw:circle>
            <draw:ellipse draw:style-name="gr314" draw:text-style-name="P1" draw:layer="layout" svg:width="0.046cm" svg:height="0.047cm" svg:x="18.406cm" svg:y="10.684cm">
              <text:p/>
            </draw:ellipse>
            <draw:custom-shape draw:style-name="gr315" draw:text-style-name="P1" draw:layer="layout" svg:width="0.283cm" svg:height="0.047cm" svg:x="18.685cm" svg:y="10.684cm">
              <text:p/>
              <draw:enhanced-geometry svg:viewBox="0 0 21600 21600" draw:type="rectangle" draw:enhanced-path="M 0 0 L 21600 0 21600 21600 0 21600 0 0 Z N"/>
            </draw:custom-shape>
          </draw:g>
          <draw:g>
            <draw:rect draw:style-name="gr316" draw:text-style-name="P1" draw:layer="layout" svg:width="1.123cm" svg:height="0.234cm" svg:x="18.218cm" svg:y="10.825cm">
              <text:p/>
            </draw:rect>
            <draw:circle draw:style-name="gr317" draw:text-style-name="P1" draw:layer="layout" svg:width="0.047cm" svg:height="0.047cm" svg:x="18.311cm" svg:y="10.919cm">
              <text:p/>
            </draw:circle>
            <draw:ellipse draw:style-name="gr318" draw:text-style-name="P3" draw:layer="layout" svg:width="0.141cm" svg:height="0.14cm" svg:x="19.06cm" svg:y="10.872cm">
              <text:p/>
            </draw:ellipse>
            <draw:circle draw:style-name="gr319" draw:text-style-name="P1" draw:layer="layout" svg:width="0.047cm" svg:height="0.047cm" svg:x="18.499cm" svg:y="10.919cm">
              <text:p/>
            </draw:circle>
            <draw:ellipse draw:style-name="gr320" draw:text-style-name="P1" draw:layer="layout" svg:width="0.046cm" svg:height="0.047cm" svg:x="18.406cm" svg:y="10.919cm">
              <text:p/>
            </draw:ellipse>
            <draw:custom-shape draw:style-name="gr321" draw:text-style-name="P1" draw:layer="layout" svg:width="0.283cm" svg:height="0.047cm" svg:x="18.685cm" svg:y="10.919cm">
              <text:p/>
              <draw:enhanced-geometry svg:viewBox="0 0 21600 21600" draw:type="rectangle" draw:enhanced-path="M 0 0 L 21600 0 21600 21600 0 21600 0 0 Z N"/>
            </draw:custom-shape>
          </draw:g>
          <draw:g>
            <draw:rect draw:style-name="gr322" draw:text-style-name="P1" draw:layer="layout" svg:width="1.123cm" svg:height="0.234cm" svg:x="18.218cm" svg:y="11.059cm">
              <text:p/>
            </draw:rect>
            <draw:ellipse draw:style-name="gr323" draw:text-style-name="P1" draw:layer="layout" svg:width="0.047cm" svg:height="0.046cm" svg:x="18.311cm" svg:y="11.153cm">
              <text:p/>
            </draw:ellipse>
            <draw:ellipse draw:style-name="gr324" draw:text-style-name="P3" draw:layer="layout" svg:width="0.141cm" svg:height="0.14cm" svg:x="19.06cm" svg:y="11.106cm">
              <text:p/>
            </draw:ellipse>
            <draw:ellipse draw:style-name="gr325" draw:text-style-name="P1" draw:layer="layout" svg:width="0.047cm" svg:height="0.046cm" svg:x="18.499cm" svg:y="11.153cm">
              <text:p/>
            </draw:ellipse>
            <draw:circle draw:style-name="gr326" draw:text-style-name="P1" draw:layer="layout" svg:width="0.046cm" svg:height="0.046cm" svg:x="18.406cm" svg:y="11.153cm">
              <text:p/>
            </draw:circle>
            <draw:custom-shape draw:style-name="gr327" draw:text-style-name="P1" draw:layer="layout" svg:width="0.283cm" svg:height="0.046cm" svg:x="18.685cm" svg:y="11.153cm">
              <text:p/>
              <draw:enhanced-geometry svg:viewBox="0 0 21600 21600" draw:type="rectangle" draw:enhanced-path="M 0 0 L 21600 0 21600 21600 0 21600 0 0 Z N"/>
            </draw:custom-shape>
          </draw:g>
        </draw:g>
        <draw:custom-shape draw:style-name="gr328" draw:text-style-name="P12" draw:layer="layout" svg:width="5.199cm" svg:height="0.731cm" svg:x="15.251cm" svg:y="6.74cm">
          <text:p text:style-name="P10"><text:span text:style-name="T1">Серверная ферма</text:span></text:p>
          <draw:enhanced-geometry svg:viewBox="0 0 21600 21600" draw:type="rectangle" draw:enhanced-path="M 0 0 L 21600 0 21600 21600 0 21600 0 0 Z N"/>
        </draw:custom-shape>
        <draw:custom-shape draw:style-name="gr329" draw:text-style-name="P13" draw:layer="layout" svg:width="4.384cm" svg:height="4.932cm" svg:x="15.661cm" svg:y="6.704cm">
          <text:p/>
          <draw:enhanced-geometry svg:viewBox="0 0 21600 21600" draw:type="rectangle" draw:enhanced-path="M 0 0 L 21600 0 21600 21600 0 21600 0 0 Z N"/>
        </draw:custom-shape>
        <draw:g draw:name="switch 1">
          <draw:custom-shape draw:style-name="gr330" draw:text-style-name="P1" draw:layer="layout" svg:width="1.013cm" svg:height="0.422cm" svg:x="16.474cm" svg:y="9.302cm">
            <text:p/>
            <draw:enhanced-geometry svg:viewBox="0 0 21600 21600" draw:type="rectangle" draw:enhanced-path="M 0 0 L 21600 0 21600 21600 0 21600 0 0 Z N"/>
          </draw:custom-shape>
          <draw:custom-shape draw:style-name="gr331" draw:text-style-name="P1" draw:layer="layout" svg:width="0.929cm" svg:height="0.042cm" svg:x="16.516cm" svg:y="9.767cm">
            <text:p/>
            <draw:enhanced-geometry svg:viewBox="0 0 21600 21600" draw:type="rectangle" draw:enhanced-path="M 0 0 L 21600 0 21600 21600 0 21600 0 0 Z N"/>
          </draw:custom-shape>
          <draw:custom-shape draw:style-name="gr332" draw:text-style-name="P3" draw:layer="layout" svg:width="0.253cm" svg:height="0.253cm" svg:x="17.192cm" svg:y="9.387cm">
            <text:p/>
            <draw:enhanced-geometry svg:viewBox="0 0 21600 21600" draw:type="rectangle" draw:enhanced-path="M 0 0 L 21600 0 21600 21600 0 21600 0 0 Z N"/>
          </draw:custom-shape>
          <draw:polyline draw:style-name="gr333" draw:text-style-name="P2" draw:layer="layout" svg:width="0.202cm" svg:height="0.134cm" svg:x="17.217cm" svg:y="9.437cm" svg:viewBox="0 0 203 135" draw:points="0,135 57,135 151,0 203,0">
            <text:p/>
          </draw:polyline>
          <draw:polyline draw:style-name="gr334" draw:text-style-name="P2" draw:layer="layout" svg:width="0.202cm" svg:height="0.134cm" svg:x="17.217cm" svg:y="9.437cm" svg:viewBox="0 0 203 135" draw:points="203,135 146,135 51,0 0,0">
            <text:p/>
          </draw:polyline>
          <draw:polygon draw:style-name="gr335" draw:text-style-name="P1" draw:layer="layout" svg:width="0.126cm" svg:height="0.109cm" svg:x="16.516cm" svg:y="9.539cm" svg:viewBox="0 0 127 110" draw:points="0,85 0,0 127,0 127,85 84,85 84,109 42,110 42,85">
            <text:p/>
          </draw:polygon>
          <draw:polygon draw:style-name="gr336" draw:text-style-name="P1" draw:layer="layout" svg:width="0.126cm" svg:height="0.109cm" svg:x="16.854cm" svg:y="9.539cm" svg:viewBox="0 0 127 110" draw:points="0,85 0,0 127,0 127,85 84,85 84,109 42,110 42,85">
            <text:p/>
          </draw:polygon>
          <draw:polygon draw:style-name="gr337" draw:text-style-name="P1" draw:layer="layout" svg:width="0.126cm" svg:height="0.109cm" svg:x="16.686cm" svg:y="9.54cm" svg:viewBox="0 0 127 110" draw:points="0,85 0,0 127,0 127,85 84,85 84,109 42,110 42,85">
            <text:p/>
          </draw:polygon>
          <draw:polygon draw:style-name="gr338" draw:text-style-name="P1" draw:layer="layout" svg:width="0.126cm" svg:height="0.109cm" svg:x="17.024cm" svg:y="9.54cm" svg:viewBox="0 0 127 110" draw:points="0,85 0,0 127,0 127,85 84,85 84,109 42,110 42,85">
            <text:p/>
          </draw:polygon>
          <draw:polygon draw:style-name="gr339" draw:text-style-name="P1" draw:layer="layout" svg:width="0.126cm" svg:height="0.109cm" svg:x="16.516cm" svg:y="9.388cm" svg:viewBox="0 0 127 110" draw:points="0,85 0,0 127,0 127,85 84,85 84,109 42,110 42,85">
            <text:p/>
          </draw:polygon>
          <draw:polygon draw:style-name="gr340" draw:text-style-name="P1" draw:layer="layout" svg:width="0.126cm" svg:height="0.109cm" svg:x="16.854cm" svg:y="9.388cm" svg:viewBox="0 0 127 110" draw:points="0,85 0,0 127,0 127,85 84,85 84,109 42,110 42,85">
            <text:p/>
          </draw:polygon>
          <draw:polygon draw:style-name="gr341" draw:text-style-name="P1" draw:layer="layout" svg:width="0.126cm" svg:height="0.109cm" svg:x="16.686cm" svg:y="9.389cm" svg:viewBox="0 0 127 110" draw:points="0,85 0,0 127,0 127,85 84,85 84,109 42,110 42,85">
            <text:p/>
          </draw:polygon>
          <draw:polygon draw:style-name="gr342" draw:text-style-name="P1" draw:layer="layout" svg:width="0.126cm" svg:height="0.109cm" svg:x="17.024cm" svg:y="9.389cm" svg:viewBox="0 0 127 110" draw:points="0,85 0,0 127,0 127,85 84,85 84,109 42,110 42,85">
            <text:p/>
          </draw:polygon>
        </draw:g>
        <draw:g draw:name="web-server 1">
          <draw:rect draw:style-name="gr343" draw:text-style-name="P1" draw:layer="layout" svg:width="0.914cm" svg:height="1.826cm" svg:x="15.791cm" svg:y="15.843cm">
            <text:p/>
          </draw:rect>
          <draw:line draw:style-name="gr344" draw:text-style-name="P2" draw:layer="layout" svg:x1="15.974cm" svg:y1="17.395cm" svg:x2="16.522cm" svg:y2="17.395cm">
            <text:p/>
          </draw:line>
          <draw:line draw:style-name="gr345" draw:text-style-name="P2" draw:layer="layout" svg:x1="15.974cm" svg:y1="17.304cm" svg:x2="16.522cm" svg:y2="17.304cm">
            <text:p/>
          </draw:line>
          <draw:g>
            <draw:path draw:style-name="gr346" draw:text-style-name="P14" draw:layer="layout" svg:width="0.533cm" svg:height="0.521cm" svg:x="15.978cm" svg:y="16.036cm" svg:viewBox="0 0 534 522" svg:d="M223 6c-2-2-5-2-7-2-2 2 2 2 1 5-4 0-7-1-12-3h-2-1c8-2 16-5 25-6 0 4-1 4-4 6zM197 12c2 1 2 1 2 3 0 3-2 3-2 6 2 3 2 3 4 3 2 2 7 0 7 0 4-3 6-7 9-7 1 1 4 9 4 11v9c0 4 6 2 9 5 0 1 0 3 2 3 2 3 3 3 3 5 0 4-5 4-3 11-2 0-5 0-5 4s8 0 9 3c1 1 0 2-1 6 1 2 2 7-1 7-2 0-4-4-5-4h-4c-2 0-4-1-4-1-4 0-7 1-9-2l11-13c2 0 3 0 2-2-2-3-4-1-7 2-1 0-4 3-6 3-4 0-11-3-15 1 0 1 4 0 4 3-2 1-2 1-4 0-2 0-2-2-2-3-1-1-5-1-9-1-3 0-4 2-4 4 4 1 9-2 9 4-1 2-5 4-5 8 0 1 2 5 4 5 1 0 1-2 2-2 2 0 3 2 5 2 2-2 2-4 6-4 2 4-4 7-6 8-5 1-11 1-13 3-3 2-9 6-9 2-2-4 3-4 3-5-3-1-8 1-10 3-6 2-15 4-17 9 0 1 2 4 0 4 0 2-4 2-5 2-4 2-4 2-6 3h-4c-2 2-2 3-4 6-3 0-3 2-3 2-2 0-4 4-6 6-2 0-2-2-3 0 0 2 1 7 0 10-4 3-17 6-24 14-4 3-11 10-9 14 0 5 2 16 1 18-5-2-9-2-12-5 0-2-1-13-2-14-2 0-2 7-7 3-6-6-9-5-14-4-5 2-6 8-10 8-6-7-15-6-17-4 5-11 11-22 16-30 10-20 23-38 38-54 3 0 5-3 8-2 2 0 2 3 6 3 0 2 5 0 7 0 6-3 0-9-1-9-4-3-10 0-15 3 14-14 28-25 44-36 3 2 5-2 7 2 0 3-4 4-4 6 1 3-3 5-3 6 0 3 4 6 7 6 1 0 6-3 6-6s0-8 3-9c11 0 23-7 22-20v-4c0-1 0-1 1-2 7-3 16-7 25-9 1 1 2 2 4 3zM39 205c0-2 11-3 11 5 0 0-13 19-11 22 6 2 14-2 18 0 1 0 9 4 8 6-8 16 2 29 5 29 4 0 9-5 15-2 2 0 4 4 6 4 1 0 3-10 10-13 6-2 14-7 15-6 4 1-2 4-1 4 5 4 7-4 9-3 12 11 21 10 27 7 10-4 13 4 16 11 5 0 12 12 19 13 15-2 24 9 26 11 0 1-2 2 0 4 0 5 5 5 4 10 0 2 7 6 9 6 7 0 15 4 18 9 7-1 11 6 18 2 6 6 20 11 22 11 2 3 4 8 4 11-1 17-18 22-20 37 0 3 3 3 3 6 0 1-1 27-14 34-2 0-24 9-26 15-1 4 2 6 2 11-2 2-5 11-11 15 0 9-8 18-9 18-7 2-13-3-15-2 0 4 7 11 7 12 0 3-3 7-5 8 0 2-13 3-15 4 0 2 2 5 0 8s-6 0-9 0c0 3 0 5 2 7 2 0 4 0 5 1-1 3-2 1-2 2-14-5-29-11-43-19-1 0-5-4-5-8 0-3 2-13 2-15s-5-22-5-33c3-20-2-44-4-46-4-9-25-12-29-22-2-13-27-37-27-48 1-1 6-3 6-5s-3-4-3-5c-2-5 3-14 3-14 0 0 12-12 13-13 0 0-3-20-3-21-2-6-2-8-5-8-2 0-6 2-6 9-4 1-13-4-13-4-2-5-13-7-11-16-3 0-6-8-9-9l-15-4c-7-12-25-9-26-9 1-4 0-11 1-14 1 0 31-4 38-13zM456 454h-9c0-5 2-5 5-11 1-5 3-12 0-13 0-7-3-8 0-20 0-10-7-15-5-26-2-3 2-6 6-9 5-11 7-16 9-25 0-2 1-4 0-4-2-7-5-11-9-16-1-3-4-4-6-6s-3-6-3-7c0-2 0-4 1-6v-9c2 0 4-4 4-5 0-3-4-8-6-8-3-2-8 2-12 0s-4-9-10-11c-7 0-15 4-21 5-3 2-5 4-8 4-2 0-5-2-7-2-4 0-15 2-17 4-5 0-17-11-18-11-4-3-7-3-8-4-1-3-1-5-3-9-1-3-4-6-7-9-3-2-8-6-8-9 0-1 0-1 0-2 0-4-2-6-2-7 0-3 2-4 5-6v-5c0-2 2-14 1-17 0 0-4 0-4-4 0-3 2-5 4-9 1 0 7-7 7-8 2-3 2-5 2-7 1-1 2-3 5-4 1-1 1-3 4-3 0-2 2-3 4-3 5-3 7-6 9-11 0-4 0-6 4-8 1-2 1-5 5-7 2-4 6-1 9-6 0-2 1-4 1-6 0-3-2-8-4-8s-6 3-6 0v-2c0-2-4-6-4-6 0-2 4-5 4-8v-10c4-6 11-4 19-4h3c6 0 10 2 11-2v-9c0-2-2-7-3-8-3-1-8 0-9-3 1-6 7-2 10-2 1 0 1-4 2-6 2 0 4 2 5 2 2 0 4-2 6-3s2-4 4-6c7 0 16-14 17-15 16 13 27 34 40 50l-4-4c-2 0-3 0-3-1-2 0-3-4-4-4l-2 3c-2 6 2 6 5 8 1 2 1 5 2 6 1 0 4 2 6 2 2 1 3 1 4 3 3 2 7 2 7 5 0 1-5-2-7 1 0 1 2 1 2 3s-3 6-6 6c0-1 2-4 2-4 0-4-7-8-9-9-2-2-4-2-6-4-2-1-6-4-7-5-4-4-4-8-9-8-1 0-3 2-4 4-2 0-6 2-8 2-5 0-5-2-9-2-1 0-1 2-2 4v2c0 2-5 2-7 3-2 2-9 9-9 11s1 2 1 4c0 1-11 9-11 9-5 0-14 0-14 4 0 3 5 4 8 4h9c1-1 2-3 3-3 2 0 5-2 7-2 2-3 6-3 10-3 0 0 13-3 14-3 3 0 8 3 11 3 1 0 2-3 4-3s5 3 6 3c0 2-1 2 0 4v4c0 1-4 5-4 7 0 1 4 2 5 2 1 2 4 2 6 2h5c1 0 6 1 6 3 2 2 2 4 5 6h4c4 0 8 4 10 3 5 0 2-5 3-7 0-6 10-6 15-2 17 37 26 77 26 120 0 47-12 94-35 136-11 20-26 39-41 56zM400 35c0 2 8 8 9 10 1 7 7 7 7 8 0 3-4 4-4 8-3 0-9 0-14 0-2 0-6 4-8 0-2 0 2 0 2-2s-2-2-2-3c0-2 2-3 2-6 0-2 4 0 6-3 0-2-2-5-3-5-6 0-11-8-8-12 0-2 7-8 8-9 3 1 6 3 10 5 0 2-5 8-5 9zM381 39c2 0 8 3 6 5s-3 10-6 10c-4 2-9 7-13 2 0-3 2-6 2-9 0-2 2-2 4-2 2-3 4-6 7-6zM112 85c-1 0-2-2-3-2-2 0-4 2-5 2 0 3 1 3 1 4-3 3-2 7 2 7 0 0 3-6 7-7 1 1 1 1 2 1 2-1 2-5-1-5-1 0-1 0-3 0zM96 85c-2 0-6 0-7 0s-1 4-2 5c0 2-2 4-4 6 0 0-7 8-3 8 3 0 7-3 7-4 1-6 3-8 7-11 2-1 4-1 4-4zM127 96h-4c-2 0-3-2-3 0 3 0 9 2 9 0s0 0-2 0zM111 101h-9c-1 1-2 0-2 3s2 1 4 1c5-1 7-3 10-4-2-1-2 0-3 0zM445 105c-2 0-1-4 0-4s0-1 2 0c0 1 0 3-2 4zM444 109c3-2 5 1 3 7 0 2-4 5-6 0 2-2 0-4 0-7zM460 124c2-2 4 0 7 0h6c-2 1-2 5-2 5-5 0-8-3-11-5zM116 265c2-2 0-6-1-6-3 2-1 6 1 6z">
              <text:p/>
            </draw:path>
            <draw:custom-shape draw:style-name="gr347" draw:text-style-name="P15" draw:layer="layout" svg:width="0.548cm" svg:height="0.548cm" svg:x="15.974cm" svg:y="16.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ftp-server 1">
          <draw:rect draw:style-name="gr348" draw:text-style-name="P1" draw:layer="layout" svg:width="0.913cm" svg:height="1.826cm" svg:x="17.106cm" svg:y="15.835cm">
            <text:p/>
          </draw:rect>
          <draw:line draw:style-name="gr349" draw:text-style-name="P2" draw:layer="layout" svg:x1="17.288cm" svg:y1="17.387cm" svg:x2="17.836cm" svg:y2="17.387cm">
            <text:p/>
          </draw:line>
          <draw:line draw:style-name="gr350" draw:text-style-name="P2" draw:layer="layout" svg:x1="17.288cm" svg:y1="17.296cm" svg:x2="17.836cm" svg:y2="17.296cm">
            <text:p/>
          </draw:line>
          <draw:polygon draw:style-name="gr351" draw:text-style-name="P16" draw:layer="layout" svg:width="0.547cm" svg:height="0.41cm" svg:x="17.288cm" svg:y="16.017cm" svg:viewBox="0 0 548 411" draw:points="0,411 548,411 548,137 342,137 205,0 0,0">
            <text:p/>
          </draw:polygon>
          <draw:line draw:style-name="gr352" draw:text-style-name="P16" draw:layer="layout" svg:x1="17.63cm" svg:y1="16.154cm" svg:x2="17.288cm" svg:y2="16.154cm">
            <text:p/>
          </draw:line>
          <draw:line draw:style-name="gr353" draw:text-style-name="P17" draw:layer="layout" svg:x1="17.288cm" svg:y1="16.565cm" svg:x2="17.836cm" svg:y2="16.565cm">
            <text:p/>
          </draw:line>
          <draw:line draw:style-name="gr354" draw:text-style-name="P17" draw:layer="layout" svg:x1="17.562cm" svg:y1="16.565cm" svg:x2="17.562cm" svg:y2="16.428cm">
            <text:p/>
          </draw:line>
        </draw:g>
        <draw:g draw:name="mail-server 1">
          <draw:rect draw:style-name="gr355" draw:text-style-name="P1" draw:layer="layout" svg:width="0.913cm" svg:height="1.827cm" svg:x="18.401cm" svg:y="15.8cm">
            <text:p/>
          </draw:rect>
          <draw:line draw:style-name="gr356" draw:text-style-name="P2" draw:layer="layout" svg:x1="18.583cm" svg:y1="17.353cm" svg:x2="19.131cm" svg:y2="17.353cm">
            <text:p/>
          </draw:line>
          <draw:line draw:style-name="gr357" draw:text-style-name="P2" draw:layer="layout" svg:x1="18.583cm" svg:y1="17.262cm" svg:x2="19.131cm" svg:y2="17.262cm">
            <text:p/>
          </draw:line>
          <draw:polygon draw:style-name="gr358" draw:text-style-name="P18" draw:layer="layout" svg:width="0.547cm" svg:height="0.408cm" svg:x="18.583cm" svg:y="16.122cm" svg:viewBox="0 0 548 409" draw:points="0,0 548,0 548,409 0,409">
            <text:p/>
          </draw:polygon>
          <draw:polyline draw:style-name="gr359" draw:text-style-name="P16" draw:layer="layout" svg:width="0.437cm" svg:height="0.328cm" draw:transform="skewX (0.00488692190558403) rotate (-0.641757565958315) translate (18.7808454688986cm 15.8600829757395cm)" svg:viewBox="0 0 438 329" draw:points="0,327 343,329 438,0">
            <text:p/>
          </draw:polyline>
        </draw:g>
        <draw:custom-shape draw:style-name="gr360" draw:text-style-name="P12" draw:layer="layout" svg:width="1.824cm" svg:height="0.73cm" svg:x="17.926cm" svg:y="14.632cm">
          <text:p text:style-name="P10"><text:span text:style-name="T1">DMZ</text:span></text:p>
          <draw:enhanced-geometry svg:viewBox="0 0 21600 21600" draw:mirror-horizontal="false" draw:mirror-vertical="false" draw:type="rectangle" draw:enhanced-path="M 0 0 L 21600 0 21600 21600 0 21600 0 0 Z N"/>
        </draw:custom-shape>
        <draw:g draw:name="switch 2">
          <draw:custom-shape draw:style-name="gr361" draw:text-style-name="P1" draw:layer="layout" svg:width="1.014cm" svg:height="0.423cm" svg:x="16.537cm" svg:y="14.704cm">
            <text:p/>
            <draw:enhanced-geometry svg:viewBox="0 0 21600 21600" draw:type="rectangle" draw:enhanced-path="M 0 0 L 21600 0 21600 21600 0 21600 0 0 Z N"/>
          </draw:custom-shape>
          <draw:custom-shape draw:style-name="gr362" draw:text-style-name="P1" draw:layer="layout" svg:width="0.928cm" svg:height="0.042cm" svg:x="16.58cm" svg:y="15.169cm">
            <text:p/>
            <draw:enhanced-geometry svg:viewBox="0 0 21600 21600" draw:type="rectangle" draw:enhanced-path="M 0 0 L 21600 0 21600 21600 0 21600 0 0 Z N"/>
          </draw:custom-shape>
          <draw:custom-shape draw:style-name="gr363" draw:text-style-name="P3" draw:layer="layout" svg:width="0.252cm" svg:height="0.254cm" svg:x="17.256cm" svg:y="14.789cm">
            <text:p/>
            <draw:enhanced-geometry svg:viewBox="0 0 21600 21600" draw:type="rectangle" draw:enhanced-path="M 0 0 L 21600 0 21600 21600 0 21600 0 0 Z N"/>
          </draw:custom-shape>
          <draw:polyline draw:style-name="gr364" draw:text-style-name="P2" draw:layer="layout" svg:width="0.202cm" svg:height="0.134cm" svg:x="17.281cm" svg:y="14.84cm" svg:viewBox="0 0 203 135" draw:points="0,135 57,135 151,0 203,0">
            <text:p/>
          </draw:polyline>
          <draw:polyline draw:style-name="gr365" draw:text-style-name="P2" draw:layer="layout" svg:width="0.202cm" svg:height="0.134cm" svg:x="17.281cm" svg:y="14.84cm" svg:viewBox="0 0 203 135" draw:points="203,135 146,135 51,0 0,0">
            <text:p/>
          </draw:polyline>
          <draw:polygon draw:style-name="gr366" draw:text-style-name="P1" draw:layer="layout" svg:width="0.126cm" svg:height="0.109cm" svg:x="16.58cm" svg:y="14.942cm" svg:viewBox="0 0 127 110" draw:points="0,85 0,0 127,0 127,85 84,85 84,109 42,110 42,85">
            <text:p/>
          </draw:polygon>
          <draw:polygon draw:style-name="gr367" draw:text-style-name="P1" draw:layer="layout" svg:width="0.126cm" svg:height="0.109cm" svg:x="16.918cm" svg:y="14.942cm" svg:viewBox="0 0 127 110" draw:points="0,85 0,0 127,0 127,85 84,85 84,109 42,110 42,85">
            <text:p/>
          </draw:polygon>
          <draw:polygon draw:style-name="gr368" draw:text-style-name="P1" draw:layer="layout" svg:width="0.126cm" svg:height="0.109cm" svg:x="16.749cm" svg:y="14.942cm" svg:viewBox="0 0 127 110" draw:points="0,85 0,0 127,0 127,85 84,85 84,109 42,110 42,85">
            <text:p/>
          </draw:polygon>
          <draw:polygon draw:style-name="gr369" draw:text-style-name="P1" draw:layer="layout" svg:width="0.126cm" svg:height="0.109cm" svg:x="17.087cm" svg:y="14.943cm" svg:viewBox="0 0 127 110" draw:points="0,85 0,0 127,0 127,85 84,85 84,109 42,110 42,85">
            <text:p/>
          </draw:polygon>
          <draw:polygon draw:style-name="gr370" draw:text-style-name="P1" draw:layer="layout" svg:width="0.126cm" svg:height="0.109cm" svg:x="16.58cm" svg:y="14.791cm" svg:viewBox="0 0 127 110" draw:points="0,85 0,0 127,0 127,85 84,85 84,109 42,110 42,85">
            <text:p/>
          </draw:polygon>
          <draw:polygon draw:style-name="gr371" draw:text-style-name="P1" draw:layer="layout" svg:width="0.126cm" svg:height="0.109cm" svg:x="16.918cm" svg:y="14.791cm" svg:viewBox="0 0 127 110" draw:points="0,85 0,0 127,0 127,85 84,85 84,109 42,110 42,85">
            <text:p/>
          </draw:polygon>
          <draw:polygon draw:style-name="gr372" draw:text-style-name="P1" draw:layer="layout" svg:width="0.126cm" svg:height="0.109cm" svg:x="16.749cm" svg:y="14.791cm" svg:viewBox="0 0 127 110" draw:points="0,85 0,0 127,0 127,85 84,85 84,109 42,110 42,85">
            <text:p/>
          </draw:polygon>
          <draw:polygon draw:style-name="gr373" draw:text-style-name="P1" draw:layer="layout" svg:width="0.126cm" svg:height="0.109cm" svg:x="17.087cm" svg:y="14.792cm" svg:viewBox="0 0 127 110" draw:points="0,85 0,0 127,0 127,85 84,85 84,109 42,110 42,85">
            <text:p/>
          </draw:polygon>
        </draw:g>
        <draw:custom-shape draw:style-name="gr374" draw:text-style-name="P8" draw:layer="layout" svg:width="4.384cm" svg:height="4.019cm" svg:x="15.259cm" svg:y="14.156cm">
          <text:p/>
          <draw:enhanced-geometry svg:viewBox="0 0 21600 21600" draw:mirror-horizontal="false" draw:mirror-vertical="false" draw:type="rectangle" draw:enhanced-path="M 0 0 L 21600 0 21600 21600 0 21600 0 0 Z N"/>
        </draw:custom-shape>
        <draw:line draw:style-name="gr119" draw:text-style-name="P8" draw:layer="layout" svg:x1="16.355cm" svg:y1="15.8cm" svg:x2="16.72cm" svg:y2="15.252cm">
          <text:p/>
        </draw:line>
        <draw:line draw:style-name="gr119" draw:text-style-name="P8" draw:layer="layout" svg:x1="17.45cm" svg:y1="15.8cm" svg:x2="17.085cm" svg:y2="15.252cm">
          <text:p/>
        </draw:line>
        <draw:line draw:style-name="gr119" draw:text-style-name="P8" draw:layer="layout" svg:x1="18.912cm" svg:y1="15.983cm" svg:x2="17.451cm" svg:y2="15.07cm">
          <text:p/>
        </draw:line>
        <draw:line draw:style-name="gr119" draw:text-style-name="P8" draw:layer="layout" svg:x1="18.218cm" svg:y1="8.165cm" svg:x2="17.122cm" svg:y2="9.444cm">
          <text:p/>
        </draw:line>
        <draw:line draw:style-name="gr119" draw:text-style-name="P8" draw:layer="layout" svg:x1="18.583cm" svg:y1="9.261cm" svg:x2="17.487cm" svg:y2="9.444cm">
          <text:p/>
        </draw:line>
        <draw:line draw:style-name="gr119" draw:text-style-name="P8" draw:layer="layout" svg:x1="18.584cm" svg:y1="10.905cm" svg:x2="17.305cm" svg:y2="9.626cm">
          <text:p/>
        </draw:line>
        <draw:line draw:style-name="gr119" draw:text-style-name="P8" draw:layer="layout" svg:x1="11.971cm" svg:y1="9.772cm" svg:x2="16.72cm" svg:y2="12.512cm">
          <text:p/>
        </draw:line>
        <draw:line draw:style-name="gr119" draw:text-style-name="P8" draw:layer="layout" svg:x1="11.971cm" svg:y1="16.166cm" svg:x2="16.538cm" svg:y2="12.878cm">
          <text:p/>
        </draw:line>
        <draw:line draw:style-name="gr119" draw:text-style-name="P8" draw:layer="layout" svg:x1="17.085cm" svg:y1="9.772cm" svg:x2="17.085cm" svg:y2="12.512cm">
          <text:p/>
        </draw:line>
        <draw:line draw:style-name="gr119" draw:text-style-name="P8" draw:layer="layout" svg:x1="16.903cm" svg:y1="14.887cm" svg:x2="19.095cm" svg:y2="13.06cm">
          <text:p/>
        </draw:line>
        <draw:g draw:name="firewall 1">
          <draw:custom-shape draw:style-name="gr375" draw:text-style-name="P1" draw:layer="layout" svg:width="0.237cm" svg:height="0.095cm" svg:x="18.869cm" svg:y="12.149cm">
            <text:p/>
            <draw:enhanced-geometry svg:viewBox="0 0 21600 21600" draw:type="rectangle" draw:enhanced-path="M 0 0 L 21600 0 21600 21600 0 21600 0 0 Z N"/>
          </draw:custom-shape>
          <draw:custom-shape draw:style-name="gr376" draw:text-style-name="P1" draw:layer="layout" svg:width="0.095cm" svg:height="0.095cm" svg:x="18.869cm" svg:y="12.292cm">
            <text:p/>
            <draw:enhanced-geometry svg:viewBox="0 0 21600 21600" draw:type="rectangle" draw:enhanced-path="M 0 0 L 21600 0 21600 21600 0 21600 0 0 Z N"/>
          </draw:custom-shape>
          <draw:custom-shape draw:style-name="gr377" draw:text-style-name="P1" draw:layer="layout" svg:width="0.237cm" svg:height="0.095cm" svg:x="19.154cm" svg:y="12.149cm">
            <text:p/>
            <draw:enhanced-geometry svg:viewBox="0 0 21600 21600" draw:type="rectangle" draw:enhanced-path="M 0 0 L 21600 0 21600 21600 0 21600 0 0 Z N"/>
          </draw:custom-shape>
          <draw:custom-shape draw:style-name="gr378" draw:text-style-name="P1" draw:layer="layout" svg:width="0.238cm" svg:height="0.095cm" svg:x="19.011cm" svg:y="12.292cm">
            <text:p/>
            <draw:enhanced-geometry svg:viewBox="0 0 21600 21600" draw:mirror-horizontal="false" draw:mirror-vertical="false" draw:type="rectangle" draw:enhanced-path="M 0 0 L 21600 0 21600 21600 0 21600 0 0 Z N"/>
          </draw:custom-shape>
          <draw:custom-shape draw:style-name="gr379" draw:text-style-name="P1" draw:layer="layout" svg:width="0.238cm" svg:height="0.095cm" svg:x="19.438cm" svg:y="12.149cm">
            <text:p/>
            <draw:enhanced-geometry svg:viewBox="0 0 21600 21600" draw:type="rectangle" draw:enhanced-path="M 0 0 L 21600 0 21600 21600 0 21600 0 0 Z N"/>
          </draw:custom-shape>
          <draw:custom-shape draw:style-name="gr380" draw:text-style-name="P1" draw:layer="layout" svg:width="0.237cm" svg:height="0.095cm" svg:x="19.296cm" svg:y="12.292cm">
            <text:p/>
            <draw:enhanced-geometry svg:viewBox="0 0 21600 21600" draw:type="rectangle" draw:enhanced-path="M 0 0 L 21600 0 21600 21600 0 21600 0 0 Z N"/>
          </draw:custom-shape>
          <draw:custom-shape draw:style-name="gr381" draw:text-style-name="P1" draw:layer="layout" svg:width="0.285cm" svg:height="0.095cm" svg:x="19.723cm" svg:y="12.149cm">
            <text:p/>
            <draw:enhanced-geometry svg:viewBox="0 0 21600 21600" draw:type="rectangle" draw:enhanced-path="M 0 0 L 21600 0 21600 21600 0 21600 0 0 Z N"/>
          </draw:custom-shape>
          <draw:custom-shape draw:style-name="gr382" draw:text-style-name="P1" draw:layer="layout" svg:width="0.237cm" svg:height="0.095cm" svg:x="19.581cm" svg:y="12.292cm">
            <text:p/>
            <draw:enhanced-geometry svg:viewBox="0 0 21600 21600" draw:type="rectangle" draw:enhanced-path="M 0 0 L 21600 0 21600 21600 0 21600 0 0 Z N"/>
          </draw:custom-shape>
          <draw:custom-shape draw:style-name="gr383" draw:text-style-name="P1" draw:layer="layout" svg:width="0.142cm" svg:height="0.095cm" svg:x="19.866cm" svg:y="12.292cm">
            <text:p/>
            <draw:enhanced-geometry svg:viewBox="0 0 21600 21600" draw:type="rectangle" draw:enhanced-path="M 0 0 L 21600 0 21600 21600 0 21600 0 0 Z N"/>
          </draw:custom-shape>
          <draw:custom-shape draw:style-name="gr384" draw:text-style-name="P1" draw:layer="layout" svg:width="0.237cm" svg:height="0.095cm" svg:x="18.869cm" svg:y="12.435cm">
            <text:p/>
            <draw:enhanced-geometry svg:viewBox="0 0 21600 21600" draw:type="rectangle" draw:enhanced-path="M 0 0 L 21600 0 21600 21600 0 21600 0 0 Z N"/>
          </draw:custom-shape>
          <draw:custom-shape draw:style-name="gr385" draw:text-style-name="P1" draw:layer="layout" svg:width="0.095cm" svg:height="0.095cm" svg:x="18.869cm" svg:y="12.577cm">
            <text:p/>
            <draw:enhanced-geometry svg:viewBox="0 0 21600 21600" draw:type="rectangle" draw:enhanced-path="M 0 0 L 21600 0 21600 21600 0 21600 0 0 Z N"/>
          </draw:custom-shape>
          <draw:custom-shape draw:style-name="gr386" draw:text-style-name="P1" draw:layer="layout" svg:width="0.237cm" svg:height="0.095cm" svg:x="19.154cm" svg:y="12.435cm">
            <text:p/>
            <draw:enhanced-geometry svg:viewBox="0 0 21600 21600" draw:type="rectangle" draw:enhanced-path="M 0 0 L 21600 0 21600 21600 0 21600 0 0 Z N"/>
          </draw:custom-shape>
          <draw:custom-shape draw:style-name="gr387" draw:text-style-name="P1" draw:layer="layout" svg:width="0.238cm" svg:height="0.095cm" svg:x="19.011cm" svg:y="12.577cm">
            <text:p/>
            <draw:enhanced-geometry svg:viewBox="0 0 21600 21600" draw:type="rectangle" draw:enhanced-path="M 0 0 L 21600 0 21600 21600 0 21600 0 0 Z N"/>
          </draw:custom-shape>
          <draw:custom-shape draw:style-name="gr388" draw:text-style-name="P1" draw:layer="layout" svg:width="0.238cm" svg:height="0.095cm" svg:x="19.438cm" svg:y="12.435cm">
            <text:p/>
            <draw:enhanced-geometry svg:viewBox="0 0 21600 21600" draw:type="rectangle" draw:enhanced-path="M 0 0 L 21600 0 21600 21600 0 21600 0 0 Z N"/>
          </draw:custom-shape>
          <draw:custom-shape draw:style-name="gr389" draw:text-style-name="P1" draw:layer="layout" svg:width="0.237cm" svg:height="0.095cm" svg:x="19.296cm" svg:y="12.577cm">
            <text:p/>
            <draw:enhanced-geometry svg:viewBox="0 0 21600 21600" draw:type="rectangle" draw:enhanced-path="M 0 0 L 21600 0 21600 21600 0 21600 0 0 Z N"/>
          </draw:custom-shape>
          <draw:custom-shape draw:style-name="gr390" draw:text-style-name="P1" draw:layer="layout" svg:width="0.285cm" svg:height="0.095cm" svg:x="19.723cm" svg:y="12.435cm">
            <text:p/>
            <draw:enhanced-geometry svg:viewBox="0 0 21600 21600" draw:type="rectangle" draw:enhanced-path="M 0 0 L 21600 0 21600 21600 0 21600 0 0 Z N"/>
          </draw:custom-shape>
          <draw:custom-shape draw:style-name="gr391" draw:text-style-name="P1" draw:layer="layout" svg:width="0.237cm" svg:height="0.095cm" svg:x="19.581cm" svg:y="12.577cm">
            <text:p/>
            <draw:enhanced-geometry svg:viewBox="0 0 21600 21600" draw:type="rectangle" draw:enhanced-path="M 0 0 L 21600 0 21600 21600 0 21600 0 0 Z N"/>
          </draw:custom-shape>
          <draw:custom-shape draw:style-name="gr392" draw:text-style-name="P1" draw:layer="layout" svg:width="0.142cm" svg:height="0.095cm" svg:x="19.866cm" svg:y="12.577cm">
            <text:p/>
            <draw:enhanced-geometry svg:viewBox="0 0 21600 21600" draw:type="rectangle" draw:enhanced-path="M 0 0 L 21600 0 21600 21600 0 21600 0 0 Z N"/>
          </draw:custom-shape>
          <draw:custom-shape draw:style-name="gr393" draw:text-style-name="P1" draw:layer="layout" svg:width="0.237cm" svg:height="0.095cm" svg:x="18.869cm" svg:y="12.72cm">
            <text:p/>
            <draw:enhanced-geometry svg:viewBox="0 0 21600 21600" draw:type="rectangle" draw:enhanced-path="M 0 0 L 21600 0 21600 21600 0 21600 0 0 Z N"/>
          </draw:custom-shape>
          <draw:custom-shape draw:style-name="gr394" draw:text-style-name="P1" draw:layer="layout" svg:width="0.095cm" svg:height="0.096cm" svg:x="18.869cm" svg:y="12.862cm">
            <text:p/>
            <draw:enhanced-geometry svg:viewBox="0 0 21600 21600" draw:type="rectangle" draw:enhanced-path="M 0 0 L 21600 0 21600 21600 0 21600 0 0 Z N"/>
          </draw:custom-shape>
          <draw:custom-shape draw:style-name="gr395" draw:text-style-name="P1" draw:layer="layout" svg:width="0.237cm" svg:height="0.095cm" svg:x="19.154cm" svg:y="12.72cm">
            <text:p/>
            <draw:enhanced-geometry svg:viewBox="0 0 21600 21600" draw:type="rectangle" draw:enhanced-path="M 0 0 L 21600 0 21600 21600 0 21600 0 0 Z N"/>
          </draw:custom-shape>
          <draw:custom-shape draw:style-name="gr396" draw:text-style-name="P1" draw:layer="layout" svg:width="0.238cm" svg:height="0.096cm" svg:x="19.011cm" svg:y="12.862cm">
            <text:p/>
            <draw:enhanced-geometry svg:viewBox="0 0 21600 21600" draw:type="rectangle" draw:enhanced-path="M 0 0 L 21600 0 21600 21600 0 21600 0 0 Z N"/>
          </draw:custom-shape>
          <draw:custom-shape draw:style-name="gr397" draw:text-style-name="P1" draw:layer="layout" svg:width="0.238cm" svg:height="0.095cm" svg:x="19.438cm" svg:y="12.72cm">
            <text:p/>
            <draw:enhanced-geometry svg:viewBox="0 0 21600 21600" draw:type="rectangle" draw:enhanced-path="M 0 0 L 21600 0 21600 21600 0 21600 0 0 Z N"/>
          </draw:custom-shape>
          <draw:custom-shape draw:style-name="gr398" draw:text-style-name="P1" draw:layer="layout" svg:width="0.237cm" svg:height="0.096cm" svg:x="19.296cm" svg:y="12.862cm">
            <text:p/>
            <draw:enhanced-geometry svg:viewBox="0 0 21600 21600" draw:type="rectangle" draw:enhanced-path="M 0 0 L 21600 0 21600 21600 0 21600 0 0 Z N"/>
          </draw:custom-shape>
          <draw:custom-shape draw:style-name="gr399" draw:text-style-name="P1" draw:layer="layout" svg:width="0.285cm" svg:height="0.095cm" svg:x="19.723cm" svg:y="12.72cm">
            <text:p/>
            <draw:enhanced-geometry svg:viewBox="0 0 21600 21600" draw:type="rectangle" draw:enhanced-path="M 0 0 L 21600 0 21600 21600 0 21600 0 0 Z N"/>
          </draw:custom-shape>
          <draw:custom-shape draw:style-name="gr400" draw:text-style-name="P1" draw:layer="layout" svg:width="0.237cm" svg:height="0.096cm" svg:x="19.581cm" svg:y="12.862cm">
            <text:p/>
            <draw:enhanced-geometry svg:viewBox="0 0 21600 21600" draw:type="rectangle" draw:enhanced-path="M 0 0 L 21600 0 21600 21600 0 21600 0 0 Z N"/>
          </draw:custom-shape>
          <draw:custom-shape draw:style-name="gr401" draw:text-style-name="P1" draw:layer="layout" svg:width="0.142cm" svg:height="0.096cm" svg:x="19.866cm" svg:y="12.862cm">
            <text:p/>
            <draw:enhanced-geometry svg:viewBox="0 0 21600 21600" draw:type="rectangle" draw:enhanced-path="M 0 0 L 21600 0 21600 21600 0 21600 0 0 Z N"/>
          </draw:custom-shape>
          <draw:custom-shape draw:style-name="gr402" draw:text-style-name="P1" draw:layer="layout" svg:width="0.237cm" svg:height="0.095cm" svg:x="18.869cm" svg:y="13.006cm">
            <text:p/>
            <draw:enhanced-geometry svg:viewBox="0 0 21600 21600" draw:type="rectangle" draw:enhanced-path="M 0 0 L 21600 0 21600 21600 0 21600 0 0 Z N"/>
          </draw:custom-shape>
          <draw:custom-shape draw:style-name="gr403" draw:text-style-name="P1" draw:layer="layout" svg:width="0.095cm" svg:height="0.095cm" svg:x="18.869cm" svg:y="13.148cm">
            <text:p/>
            <draw:enhanced-geometry svg:viewBox="0 0 21600 21600" draw:type="rectangle" draw:enhanced-path="M 0 0 L 21600 0 21600 21600 0 21600 0 0 Z N"/>
          </draw:custom-shape>
          <draw:custom-shape draw:style-name="gr404" draw:text-style-name="P1" draw:layer="layout" svg:width="0.237cm" svg:height="0.095cm" svg:x="19.154cm" svg:y="13.006cm">
            <text:p/>
            <draw:enhanced-geometry svg:viewBox="0 0 21600 21600" draw:type="rectangle" draw:enhanced-path="M 0 0 L 21600 0 21600 21600 0 21600 0 0 Z N"/>
          </draw:custom-shape>
          <draw:custom-shape draw:style-name="gr405" draw:text-style-name="P1" draw:layer="layout" svg:width="0.238cm" svg:height="0.095cm" svg:x="19.011cm" svg:y="13.148cm">
            <text:p/>
            <draw:enhanced-geometry svg:viewBox="0 0 21600 21600" draw:type="rectangle" draw:enhanced-path="M 0 0 L 21600 0 21600 21600 0 21600 0 0 Z N"/>
          </draw:custom-shape>
          <draw:custom-shape draw:style-name="gr406" draw:text-style-name="P1" draw:layer="layout" svg:width="0.238cm" svg:height="0.095cm" svg:x="19.438cm" svg:y="13.006cm">
            <text:p/>
            <draw:enhanced-geometry svg:viewBox="0 0 21600 21600" draw:type="rectangle" draw:enhanced-path="M 0 0 L 21600 0 21600 21600 0 21600 0 0 Z N"/>
          </draw:custom-shape>
          <draw:custom-shape draw:style-name="gr407" draw:text-style-name="P1" draw:layer="layout" svg:width="0.237cm" svg:height="0.095cm" svg:x="19.296cm" svg:y="13.148cm">
            <text:p/>
            <draw:enhanced-geometry svg:viewBox="0 0 21600 21600" draw:type="rectangle" draw:enhanced-path="M 0 0 L 21600 0 21600 21600 0 21600 0 0 Z N"/>
          </draw:custom-shape>
          <draw:custom-shape draw:style-name="gr408" draw:text-style-name="P1" draw:layer="layout" svg:width="0.285cm" svg:height="0.095cm" svg:x="19.723cm" svg:y="13.006cm">
            <text:p/>
            <draw:enhanced-geometry svg:viewBox="0 0 21600 21600" draw:type="rectangle" draw:enhanced-path="M 0 0 L 21600 0 21600 21600 0 21600 0 0 Z N"/>
          </draw:custom-shape>
          <draw:custom-shape draw:style-name="gr409" draw:text-style-name="P1" draw:layer="layout" svg:width="0.237cm" svg:height="0.095cm" svg:x="19.581cm" svg:y="13.148cm">
            <text:p/>
            <draw:enhanced-geometry svg:viewBox="0 0 21600 21600" draw:type="rectangle" draw:enhanced-path="M 0 0 L 21600 0 21600 21600 0 21600 0 0 Z N"/>
          </draw:custom-shape>
          <draw:custom-shape draw:style-name="gr410" draw:text-style-name="P1" draw:layer="layout" svg:width="0.142cm" svg:height="0.095cm" svg:x="19.866cm" svg:y="13.148cm">
            <text:p/>
            <draw:enhanced-geometry svg:viewBox="0 0 21600 21600" draw:type="rectangle" draw:enhanced-path="M 0 0 L 21600 0 21600 21600 0 21600 0 0 Z N"/>
          </draw:custom-shape>
        </draw:g>
        <draw:line draw:style-name="gr119" draw:text-style-name="P8" draw:layer="layout" svg:x1="17.633cm" svg:y1="12.695cm" svg:x2="18.912cm" svg:y2="12.695cm">
          <text:p/>
        </draw:line>
        <draw:g draw:name="wireless-access-point 1">
          <draw:line draw:style-name="gr411" draw:text-style-name="P2" draw:layer="layout" svg:x1="15.809cm" svg:y1="14.922cm" svg:x2="15.809cm" svg:y2="15.03cm">
            <text:p/>
          </draw:line>
          <draw:custom-shape draw:style-name="gr412" draw:text-style-name="P1" draw:layer="layout" svg:width="0.181cm" svg:height="0.452cm" svg:x="15.718cm" svg:y="14.983cm">
            <text:p/>
            <draw:enhanced-geometry svg:viewBox="0 0 21600 21600" draw:mirror-horizontal="false" draw:mirror-vertical="true" draw:glue-points="?f6 10800 10800 21600 ?f5 10800 10800 0" draw:text-areas="?f3 ?f3 ?f4 ?f4" draw:type="trapezoid" draw:modifiers="6430.3696303696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ircle draw:style-name="gr413" draw:text-style-name="P19" draw:layer="layout" svg:width="0.181cm" svg:height="0.182cm" svg:x="15.718cm" svg:y="14.791cm" draw:kind="arc" draw:start-angle="326.77" draw:end-angle="32.36">
            <text:p/>
          </draw:circle>
          <draw:circle draw:style-name="gr414" draw:text-style-name="P20" draw:layer="layout" svg:width="0.181cm" svg:height="0.182cm" svg:x="15.718cm" svg:y="14.791cm" draw:kind="arc" draw:start-angle="147.58" draw:end-angle="213.24">
            <text:p/>
          </draw:circle>
          <draw:ellipse draw:style-name="gr415" draw:text-style-name="P19" draw:layer="layout" svg:width="0.27cm" svg:height="0.271cm" svg:x="15.674cm" svg:y="14.743cm" draw:kind="arc" draw:start-angle="326.77" draw:end-angle="32.36">
            <text:p/>
          </draw:ellipse>
          <draw:ellipse draw:style-name="gr416" draw:text-style-name="P20" draw:layer="layout" svg:width="0.27cm" svg:height="0.271cm" svg:x="15.674cm" svg:y="14.743cm" draw:kind="arc" draw:start-angle="147.58" draw:end-angle="213.24">
            <text:p/>
          </draw:ellipse>
          <draw:ellipse draw:style-name="gr417" draw:text-style-name="P19" draw:layer="layout" svg:width="0.406cm" svg:height="0.407cm" svg:x="15.583cm" svg:y="14.672cm" draw:kind="arc" draw:start-angle="326.77" draw:end-angle="32.36">
            <text:p/>
          </draw:ellipse>
          <draw:circle draw:style-name="gr418" draw:text-style-name="P20" draw:layer="layout" svg:width="0.407cm" svg:height="0.407cm" svg:x="15.628cm" svg:y="14.672cm" draw:kind="arc" draw:start-angle="147.63" draw:end-angle="213.21">
            <text:p/>
          </draw:circle>
          <draw:circle draw:style-name="gr419" draw:text-style-name="P4" draw:layer="layout" svg:width="0.09cm" svg:height="0.09cm" svg:x="15.764cm" svg:y="14.834cm">
            <text:p/>
          </draw:circle>
        </draw:g>
        <draw:line draw:style-name="gr119" draw:text-style-name="P8" draw:layer="layout" svg:x1="15.807cm" svg:y1="15.252cm" svg:x2="16.72cm" svg:y2="14.887cm">
          <text:p/>
        </draw:line>
        <draw:g draw:name="router 2">
          <draw:custom-shape draw:style-name="gr420" draw:text-style-name="P1" draw:layer="layout" svg:width="1.348cm" svg:height="0.561cm" svg:x="20.921cm" svg:y="12.387cm">
            <text:p/>
            <draw:enhanced-geometry svg:viewBox="0 0 21600 21600" draw:type="rectangle" draw:enhanced-path="M 0 0 L 21600 0 21600 21600 0 21600 0 0 Z N"/>
          </draw:custom-shape>
          <draw:custom-shape draw:style-name="gr421" draw:text-style-name="P1" draw:layer="layout" svg:width="1.234cm" svg:height="0.056cm" svg:x="20.978cm" svg:y="13.004cm">
            <text:p/>
            <draw:enhanced-geometry svg:viewBox="0 0 21600 21600" draw:type="rectangle" draw:enhanced-path="M 0 0 L 21600 0 21600 21600 0 21600 0 0 Z N"/>
          </draw:custom-shape>
          <draw:custom-shape draw:style-name="gr422" draw:text-style-name="P3" draw:layer="layout" svg:width="0.336cm" svg:height="0.337cm" svg:x="21.876cm" svg:y="12.499cm">
            <text:p/>
            <draw:enhanced-geometry svg:viewBox="0 0 21600 21600" draw:type="rectangle" draw:enhanced-path="M 0 0 L 21600 0 21600 21600 0 21600 0 0 Z N"/>
          </draw:custom-shape>
          <draw:line draw:style-name="gr423" draw:text-style-name="P2" draw:layer="layout" svg:x1="21.909cm" svg:y1="12.667cm" svg:x2="22.021cm" svg:y2="12.667cm">
            <text:p/>
          </draw:line>
          <draw:polygon draw:style-name="gr424" draw:text-style-name="P1" draw:layer="layout" svg:width="0.167cm" svg:height="0.145cm" svg:x="20.977cm" svg:y="12.701cm" svg:viewBox="0 0 168 146" draw:points="0,113 0,0 168,0 168,113 112,113 112,146 56,146 56,113">
            <text:p/>
          </draw:polygon>
          <draw:line draw:style-name="gr425" draw:text-style-name="P2" draw:layer="layout" svg:x1="22.067cm" svg:y1="12.667cm" svg:x2="22.179cm" svg:y2="12.667cm">
            <text:p/>
          </draw:line>
          <draw:line draw:style-name="gr426" draw:text-style-name="P2" draw:layer="layout" svg:x1="22.044cm" svg:y1="12.544cm" svg:x2="22.044cm" svg:y2="12.656cm">
            <text:p/>
          </draw:line>
          <draw:line draw:style-name="gr427" draw:text-style-name="P2" draw:layer="layout" svg:x1="22.044cm" svg:y1="12.791cm" svg:x2="22.044cm" svg:y2="12.679cm">
            <text:p/>
          </draw:line>
          <draw:polygon draw:style-name="gr428" draw:text-style-name="P1" draw:layer="layout" svg:width="0.167cm" svg:height="0.145cm" svg:x="21.427cm" svg:y="12.702cm" svg:viewBox="0 0 168 146" draw:points="0,113 0,0 168,0 168,113 112,113 112,146 56,146 56,113">
            <text:p/>
          </draw:polygon>
          <draw:polygon draw:style-name="gr429" draw:text-style-name="P1" draw:layer="layout" svg:width="0.167cm" svg:height="0.145cm" svg:x="21.203cm" svg:y="12.702cm" svg:viewBox="0 0 168 146" draw:points="0,113 0,0 168,0 168,113 112,113 112,146 56,146 56,113">
            <text:p/>
          </draw:polygon>
          <draw:polygon draw:style-name="gr430" draw:text-style-name="P1" draw:layer="layout" svg:width="0.167cm" svg:height="0.145cm" svg:x="21.652cm" svg:y="12.702cm" svg:viewBox="0 0 168 146" draw:points="0,113 0,0 168,0 168,113 112,113 112,146 56,146 56,113">
            <text:p/>
          </draw:polygon>
          <draw:polygon draw:style-name="gr431" draw:text-style-name="P1" draw:layer="layout" svg:width="0.167cm" svg:height="0.145cm" svg:x="20.977cm" svg:y="12.5cm" svg:viewBox="0 0 168 146" draw:points="0,113 0,0 168,0 168,113 112,113 112,146 56,146 56,113">
            <text:p/>
          </draw:polygon>
          <draw:polygon draw:style-name="gr432" draw:text-style-name="P1" draw:layer="layout" svg:width="0.167cm" svg:height="0.145cm" svg:x="21.427cm" svg:y="12.501cm" svg:viewBox="0 0 168 146" draw:points="0,113 0,0 168,0 168,113 112,113 112,146 56,146 56,113">
            <text:p/>
          </draw:polygon>
          <draw:polygon draw:style-name="gr433" draw:text-style-name="P1" draw:layer="layout" svg:width="0.167cm" svg:height="0.145cm" svg:x="21.203cm" svg:y="12.501cm" svg:viewBox="0 0 168 146" draw:points="0,113 0,0 168,0 168,113 112,113 112,146 56,146 56,113">
            <text:p/>
          </draw:polygon>
          <draw:polygon draw:style-name="gr434" draw:text-style-name="P1" draw:layer="layout" svg:width="0.167cm" svg:height="0.145cm" svg:x="21.652cm" svg:y="12.502cm" svg:viewBox="0 0 168 146" draw:points="0,113 0,0 168,0 168,113 112,113 112,146 56,146 56,113">
            <text:p/>
          </draw:polygon>
        </draw:g>
        <draw:line draw:style-name="gr119" draw:text-style-name="P8" draw:layer="layout" svg:x1="19.825cm" svg:y1="12.695cm" svg:x2="21.104cm" svg:y2="12.695cm">
          <text:p/>
        </draw:line>
        <draw:custom-shape draw:name="Bubble-6" draw:style-name="gr435" draw:text-style-name="P22" draw:layer="layout" svg:width="3.653cm" svg:height="2.192cm" svg:x="20.446cm" svg:y="8.527cm">
          <text:p text:style-name="P2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19" draw:text-style-name="P8" draw:layer="layout" svg:x1="21.835cm" svg:y1="12.513cm" svg:x2="22.2cm" svg:y2="10.686cm">
          <text:p/>
        </draw:line>
        <draw:line draw:style-name="gr119" draw:text-style-name="P8" draw:layer="layout" svg:x1="21.469cm" svg:y1="12.33cm" svg:x2="21.469cm" svg:y2="10.686cm">
          <text:p/>
        </draw:lin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Linienspitzen_20_2" draw:display-name="Linienspitzen 2" svg:viewBox="0 0 20 13" svg:d="M0 13l10-13 10 13z"/>
    <draw:marker draw:name="Linienspitzen_20_3" draw:display-name="Linienspitzen 3" svg:viewBox="0 0 20 13" svg:d="M0 13l10-13 10 13z"/>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loext:color-lum-mod="100%" loext:color-lum-off="0%"/>
    </style:style>
    <style:style style:name="Filled_20_Green" style:display-name="Filled Green" style:family="graphic" style:parent-style-name="Filled">
      <style:graphic-properties draw:fill-gradient-name="Заливка_20_зелёным"/>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loext:color-lum-mod="100%" loext:color-lum-off="0%"/>
    </style:style>
    <style:style style:name="Filled_20_Yellow" style:display-name="Filled Yellow" style:family="graphic" style:parent-style-name="Filled">
      <style:graphic-properties draw:fill-gradient-name="Заливка_20_жёлтым"/>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2-05T15:33:36.197000000</meta:creation-date>
    <dc:date>2023-02-05T17:02:23.943000000</dc:date>
    <meta:editing-duration>PT48M21S</meta:editing-duration>
    <meta:editing-cycles>9</meta:editing-cycles>
    <meta:generator>LibreOffice/7.4.5.1$Windows_X86_64 LibreOffice_project/9c0871452b3918c1019dde9bfac75448afc4b57f</meta:generator>
    <meta:document-statistic meta:object-count="521"/>
  </office:meta>
</office:document-meta>
</file>